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GillSans-Condensed" svg:font-family="GillSans-Condensed"/>
    <style:font-face style:name="NewBaskerville-Roman" svg:font-family="NewBaskerville-Roman"/>
    <style:font-face style:name="Tahoma1" svg:font-family="Tahoma"/>
    <style:font-face style:name="Courier New" svg:font-family="'Courier New'" style:font-family-generic="modern"/>
    <style:font-face style:name="NewBaskerville-Italic" svg:font-family="NewBaskerville-Italic" style:font-family-generic="roman"/>
    <style:font-face style:name="GillSans" svg:font-family="GillSans" style:font-family-generic="swiss"/>
    <style:font-face style:name="GillSans-Bold" svg:font-family="GillSans-Bold" style:font-family-generic="swiss"/>
    <style:font-face style:name="Times New Roman" svg:font-family="'Times New Roman'" style:font-family-generic="roman" style:font-pitch="variable"/>
    <style:font-face style:name="Arial1"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Table1" style:family="table">
      <style:table-properties style:width="7.3319in" fo:margin-left="-0.0785in" table:align="left" style:writing-mode="lr-tb"/>
    </style:style>
    <style:style style:name="Table1.A" style:family="table-column">
      <style:table-column-properties style:column-width="2.3014in"/>
    </style:style>
    <style:style style:name="Table1.B" style:family="table-column">
      <style:table-column-properties style:column-width="2.1035in"/>
    </style:style>
    <style:style style:name="Table1.C" style:family="table-column">
      <style:table-column-properties style:column-width="2.9271in"/>
    </style:style>
    <style:style style:name="Table1.1" style:family="table-row">
      <style:table-row-properties style:min-row-height="0.2639in" style:keep-together="false"/>
    </style:style>
    <style:style style:name="Table1.A1" style:family="table-cell">
      <style:table-cell-properties style:vertical-align="middle"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middle" fo:background-color="#e0e0e0" fo:padding-left="0.075in" fo:padding-right="0.075in" fo:padding-top="0in" fo:padding-bottom="0in" fo:border="0.0069in solid #000000" style:writing-mode="lr-tb">
        <style:background-image/>
      </style:table-cell-properties>
    </style:style>
    <style:style style:name="Table1.2" style:family="table-row">
      <style:table-row-properties style:min-row-height="0.7813in" style:keep-together="true"/>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3" style:family="table-row">
      <style:table-row-properties style:min-row-height="0.516in" style:keep-together="true"/>
    </style:style>
    <style:style style:name="Table1.4" style:family="table-row">
      <style:table-row-properties style:min-row-height="1.2215in" style:keep-together="true"/>
    </style:style>
    <style:style style:name="Table1.6" style:family="table-row">
      <style:table-row-properties style:min-row-height="0.6924in" style:keep-together="true"/>
    </style:style>
    <style:style style:name="Table1.9" style:family="table-row">
      <style:table-row-properties style:min-row-height="0.7097in" style:keep-together="true"/>
    </style:style>
    <style:style style:name="Table1.10" style:family="table-row">
      <style:table-row-properties style:min-row-height="0.8264in" style:keep-together="true"/>
    </style:style>
    <style:style style:name="Table1.11" style:family="table-row">
      <style:table-row-properties style:min-row-height="0.3403in" style:keep-together="true"/>
    </style:style>
    <style:style style:name="Table1.13" style:family="table-row">
      <style:table-row-properties style:min-row-height="0.5799in" style:keep-together="true"/>
    </style:style>
    <style:style style:name="Table1.15" style:family="table-row">
      <style:table-row-properties style:min-row-height="0.3778in" style:keep-together="true"/>
    </style:style>
    <style:style style:name="Table1.16" style:family="table-row">
      <style:table-row-properties style:min-row-height="1.2097in" style:keep-together="true"/>
    </style:style>
    <style:style style:name="Table2" style:family="table">
      <style:table-properties style:width="7.3319in" table:align="left" style:writing-mode="lr-tb"/>
    </style:style>
    <style:style style:name="Table2.A" style:family="table-column">
      <style:table-column-properties style:column-width="1.5806in"/>
    </style:style>
    <style:style style:name="Table2.B" style:family="table-column">
      <style:table-column-properties style:column-width="4.9194in"/>
    </style:style>
    <style:style style:name="Table2.C" style:family="table-column">
      <style:table-column-properties style:column-width="0.8319in"/>
    </style:style>
    <style:style style:name="Table2.1" style:family="table-row">
      <style:table-row-properties style:min-row-height="0.1667in" style:keep-together="false"/>
    </style:style>
    <style:style style:name="Table2.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C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2.2" style:family="table-row">
      <style:table-row-properties style:min-row-height="0.1653in" style:keep-together="true"/>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28" style:family="table-row">
      <style:table-row-properties style:min-row-height="0.1764in" style:keep-together="true"/>
    </style:style>
    <style:style style:name="Table3" style:family="table">
      <style:table-properties style:width="7.4069in" fo:margin-left="-0.0785in" table:align="left" style:writing-mode="lr-tb"/>
    </style:style>
    <style:style style:name="Table3.A" style:family="table-column">
      <style:table-column-properties style:column-width="1.45in"/>
    </style:style>
    <style:style style:name="Table3.B" style:family="table-column">
      <style:table-column-properties style:column-width="1.5in"/>
    </style:style>
    <style:style style:name="Table3.C" style:family="table-column">
      <style:table-column-properties style:column-width="3.6813in"/>
    </style:style>
    <style:style style:name="Table3.D" style:family="table-column">
      <style:table-column-properties style:column-width="0.7757in"/>
    </style:style>
    <style:style style:name="Table3.1" style:family="table-row">
      <style:table-row-properties style:keep-together="false"/>
    </style:style>
    <style:style style:name="Table3.A1" style:family="table-cell">
      <style:table-cell-properties style:vertical-align="middle"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e3.2" style:family="table-row">
      <style:table-row-properties style:keep-together="true"/>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17" style:family="table-row">
      <style:table-row-properties style:min-row-height="0.7347in" style:keep-together="true"/>
    </style:style>
    <style:style style:name="P1" style:family="paragraph" style:parent-style-name="Standard" style:master-page-name="First_20_Page">
      <style:paragraph-properties fo:margin-left="0in" fo:margin-right="-0.0835in" fo:text-indent="0in" style:auto-text-indent="false" style:text-autospace="none"/>
    </style:style>
    <style:style style:name="P2" style:family="paragraph" style:parent-style-name="Standard">
      <style:paragraph-properties fo:margin-left="0in" fo:margin-right="-0.0835in" fo:text-indent="0in" style:auto-text-indent="false" style:text-autospace="none"/>
    </style:style>
    <style:style style:name="P3" style:family="paragraph" style:parent-style-name="Standard">
      <style:paragraph-properties fo:margin-left="0in" fo:margin-right="0.3335in" fo:text-indent="0in" style:auto-text-indent="false" style:text-autospace="none"/>
    </style:style>
    <style:style style:name="P4" style:family="paragraph" style:parent-style-name="Standard">
      <style:paragraph-properties fo:margin-left="0in" fo:margin-right="-2.5417in" fo:text-indent="0in" style:auto-text-indent="false" fo:padding-left="0in" fo:padding-right="0in" fo:padding-top="0in" fo:padding-bottom="0.0138in" fo:border-left="none" fo:border-right="none" fo:border-top="none" fo:border-bottom="0.0138in solid #000000" style:text-autospace="none">
        <style:tab-stops>
          <style:tab-stop style:position="6.8752in"/>
        </style:tab-stops>
      </style:paragraph-properties>
      <style:text-properties fo:color="#333399" style:font-name="NewBaskerville-Roman" style:font-name-complex="NewBaskerville-Roman"/>
    </style:style>
    <style:style style:name="P5" style:family="paragraph" style:parent-style-name="Standard">
      <style:paragraph-properties fo:margin-left="0in" fo:margin-right="-2.5417in" fo:text-indent="0in" style:auto-text-indent="false" style:text-autospace="none">
        <style:tab-stops>
          <style:tab-stop style:position="6.8752in"/>
        </style:tab-stops>
      </style:paragraph-properties>
      <style:text-properties fo:color="#000000" style:font-name="GillSans" fo:font-size="15pt" style:font-size-asian="15pt" style:font-name-complex="GillSans" style:font-size-complex="15pt"/>
    </style:style>
    <style:style style:name="P6" style:family="paragraph" style:parent-style-name="Standard">
      <style:paragraph-properties fo:margin-left="0in" fo:margin-right="-2.5417in" fo:text-indent="0in" style:auto-text-indent="false" style:text-autospace="none">
        <style:tab-stops>
          <style:tab-stop style:position="6.8752in"/>
        </style:tab-stops>
      </style:paragraph-properties>
    </style:style>
    <style:style style:name="P7" style:family="paragraph" style:parent-style-name="Standard">
      <style:paragraph-properties fo:margin-left="0in" fo:margin-right="-2.5417in" fo:text-indent="0in" style:auto-text-indent="false" style:text-autospace="none">
        <style:tab-stops>
          <style:tab-stop style:position="6.8752in"/>
        </style:tab-stops>
      </style:paragraph-properties>
      <style:text-properties fo:color="#ffffff" style:font-name="GillSans-Condensed" fo:font-size="9pt" fo:language="en" fo:country="US" style:font-size-asian="9pt" style:language-asian="en" style:country-asian="US" style:font-name-complex="GillSans-Condensed" style:font-size-complex="9pt"/>
    </style:style>
    <style:style style:name="P8" style:family="paragraph" style:parent-style-name="Standard">
      <style:paragraph-properties fo:margin-left="0in" fo:margin-right="-0.0417in" fo:text-indent="0in" style:auto-text-indent="false" style:text-autospace="none"/>
      <style:text-properties fo:color="#ff6600" style:font-name="GillSans" fo:font-size="9pt" style:font-size-asian="9pt" style:font-name-complex="GillSans" style:font-size-complex="9pt"/>
    </style:style>
    <style:style style:name="P9" style:family="paragraph" style:parent-style-name="Standard">
      <style:paragraph-properties fo:margin-left="0in" fo:margin-right="-0.0417in" fo:text-indent="0in" style:auto-text-indent="false" style:text-autospace="none"/>
      <style:text-properties fo:color="#000000" style:font-name="GillSans" fo:font-size="9pt" style:font-size-asian="9pt" style:font-name-complex="GillSans" style:font-size-complex="9pt"/>
    </style:style>
    <style:style style:name="P10" style:family="paragraph" style:parent-style-name="Standard">
      <style:paragraph-properties fo:margin-left="0in" fo:margin-right="-0.0417in" fo:text-indent="0in" style:auto-text-indent="false" style:text-autospace="none"/>
    </style:style>
    <style:style style:name="P11" style:family="paragraph" style:parent-style-name="Standard">
      <style:paragraph-properties style:text-autospace="none"/>
      <style:text-properties fo:color="#000000" style:font-name="GillSans" fo:font-size="9pt" style:font-size-asian="9pt" style:font-name-complex="GillSans-Bold"/>
    </style:style>
    <style:style style:name="P12" style:family="paragraph" style:parent-style-name="Standard">
      <style:paragraph-properties style:text-autospace="none"/>
      <style:text-properties fo:color="#333399" style:font-name="GillSans" fo:font-size="9pt" fo:font-weight="bold" style:font-size-asian="9pt" style:font-weight-asian="bold" style:font-name-complex="GillSans-Bold"/>
    </style:style>
    <style:style style:name="P13" style:family="paragraph" style:parent-style-name="Standard">
      <style:paragraph-properties fo:margin-left="0in" fo:margin-right="-0.0417in" fo:text-indent="0in" style:auto-text-indent="false" style:text-autospace="none"/>
      <style:text-properties fo:color="#ff9900" style:font-name="GillSans" fo:font-size="9pt" style:font-size-asian="9pt" style:font-name-complex="GillSans" style:font-size-complex="9pt"/>
    </style:style>
    <style:style style:name="P14" style:family="paragraph" style:parent-style-name="Standard">
      <style:text-properties fo:color="#333399" style:font-name="GillSans" fo:font-size="9pt" fo:font-weight="bold" style:font-size-asian="9pt" style:font-weight-asian="bold"/>
    </style:style>
    <style:style style:name="P15" style:family="paragraph" style:parent-style-name="Standard">
      <style:text-properties fo:color="#000000" style:font-name="GillSans" fo:font-size="9pt" style:font-size-asian="9pt"/>
    </style:style>
    <style:style style:name="P16" style:family="paragraph" style:parent-style-name="Standard">
      <style:text-properties fo:color="#333399" style:font-name="GillSans" fo:font-size="9pt" style:font-size-asian="9pt"/>
    </style:style>
    <style:style style:name="P17" style:family="paragraph" style:parent-style-name="Standard">
      <style:paragraph-properties style:text-autospace="none"/>
      <style:text-properties fo:color="#333399" style:font-name="GillSans" fo:font-size="9pt" fo:font-weight="bold" style:font-size-asian="9pt" style:font-weight-asian="bold" style:font-name-complex="Arial1" style:font-size-complex="10pt"/>
    </style:style>
    <style:style style:name="P18" style:family="paragraph" style:parent-style-name="Standard">
      <style:paragraph-properties fo:margin-top="0.028in" fo:margin-bottom="0.028in" style:text-autospace="none">
        <style:tab-stops>
          <style:tab-stop style:position="0.25in"/>
        </style:tab-stops>
      </style:paragraph-properties>
    </style:style>
    <style:style style:name="P19" style:family="paragraph" style:parent-style-name="Caption">
      <style:paragraph-properties fo:keep-with-next="always"/>
      <style:text-properties fo:color="#000000" style:font-name="GillSans" fo:font-size="9pt" fo:language="en" fo:country="US" style:font-size-asian="9pt" style:language-asian="en" style:country-asian="US" style:font-name-complex="GillSans" style:font-size-complex="9pt"/>
    </style:style>
    <style:style style:name="P20" style:family="paragraph" style:parent-style-name="Caption">
      <style:paragraph-properties fo:keep-with-next="always"/>
    </style:style>
    <style:style style:name="P21" style:family="paragraph" style:parent-style-name="Caption">
      <style:paragraph-properties fo:keep-with-next="always"/>
      <style:text-properties fo:color="#ff0000" style:font-name="GillSans" fo:font-size="9pt" fo:language="en" fo:country="US" style:font-size-asian="9pt" style:language-asian="en" style:country-asian="US" style:font-name-complex="GillSans" style:font-size-complex="9pt"/>
    </style:style>
    <style:style style:name="P22" style:family="paragraph" style:parent-style-name="Caption">
      <style:paragraph-properties fo:keep-with-next="always"/>
      <style:text-properties fo:language="en" fo:country="US" style:language-asian="en" style:country-asian="US"/>
    </style:style>
    <style:style style:name="P23" style:family="paragraph" style:parent-style-name="Standard">
      <style:text-properties fo:color="#336699"/>
    </style:style>
    <style:style style:name="P24" style:family="paragraph" style:parent-style-name="Standard">
      <style:paragraph-properties fo:margin-left="0in" fo:margin-right="-0.0417in" fo:text-indent="0in" style:auto-text-indent="false" style:text-autospace="none"/>
      <style:text-properties fo:color="#ff0000" style:font-name="GillSans" fo:font-size="9pt" style:font-size-asian="9pt" style:font-name-complex="GillSans" style:font-size-complex="9pt"/>
    </style:style>
    <style:style style:name="P25" style:family="paragraph" style:parent-style-name="Standard">
      <style:paragraph-properties style:text-autospace="none"/>
      <style:text-properties fo:color="#b30000" style:font-name="GillSans-Bold" fo:font-weight="bold" style:font-weight-asian="bold" style:font-name-complex="GillSans-Bold" style:font-weight-complex="bold"/>
    </style:style>
    <style:style style:name="P26" style:family="paragraph" style:parent-style-name="Standard">
      <style:paragraph-properties style:text-autospace="none"/>
      <style:text-properties fo:color="#000000" style:font-name="GillSans" fo:font-size="9pt" style:font-size-asian="9pt" style:font-name-complex="GillSans" style:font-size-complex="9pt"/>
    </style:style>
    <style:style style:name="P27" style:family="paragraph" style:parent-style-name="Standard">
      <style:paragraph-properties style:text-autospace="none"/>
      <style:text-properties fo:color="#333399" style:font-name="GillSans-Bold" fo:font-weight="bold" style:font-weight-asian="bold" style:font-name-complex="GillSans-Bold" style:font-weight-complex="bold"/>
    </style:style>
    <style:style style:name="P28" style:family="paragraph" style:parent-style-name="Standard"/>
    <style:style style:name="P29" style:family="paragraph" style:parent-style-name="Standard">
      <style:paragraph-properties fo:text-align="justify" style:justify-single-word="false" style:text-autospace="none" style:snap-to-layout-grid="false"/>
      <style:text-properties fo:color="#000000" style:font-name="GillSans" fo:font-size="9pt" style:font-size-asian="9pt" style:font-name-complex="GillSans-Condensed" style:font-size-complex="9pt"/>
    </style:style>
    <style:style style:name="P30" style:family="paragraph" style:parent-style-name="Standard">
      <style:paragraph-properties style:text-autospace="none" style:snap-to-layout-grid="false"/>
      <style:text-properties fo:color="#000000" style:font-name="GillSans" fo:font-size="9pt" style:font-size-asian="9pt" style:font-name-complex="Arial1" style:font-size-complex="10pt"/>
    </style:style>
    <style:style style:name="P31" style:family="paragraph" style:parent-style-name="Standard">
      <style:paragraph-properties style:text-autospace="none" style:snap-to-layout-grid="false"/>
      <style:text-properties fo:color="#000000" style:font-name="GillSans" fo:font-size="9pt" style:font-size-asian="9pt" style:font-name-complex="GillSans-Condensed" style:font-size-complex="9pt"/>
    </style:style>
    <style:style style:name="P32" style:family="paragraph" style:parent-style-name="Standard">
      <style:paragraph-properties style:text-autospace="none" style:snap-to-layout-grid="false"/>
    </style:style>
    <style:style style:name="P33" style:family="paragraph" style:parent-style-name="Standard">
      <style:paragraph-properties style:text-autospace="none"/>
    </style:style>
    <style:style style:name="P34" style:family="paragraph" style:parent-style-name="Standard">
      <style:paragraph-properties style:text-autospace="none"/>
      <style:text-properties fo:color="#000000" style:font-name="GillSans" fo:font-size="9pt" style:font-size-asian="9pt" style:font-name-complex="GillSans-Condensed" style:font-size-complex="9pt"/>
    </style:style>
    <style:style style:name="P35" style:family="paragraph" style:parent-style-name="Standard">
      <style:text-properties fo:color="#333399" style:font-name="GillSans" fo:font-size="9pt" fo:font-weight="bold" style:font-size-asian="9pt" style:font-weight-asian="bold" style:font-weight-complex="bold"/>
    </style:style>
    <style:style style:name="P36" style:family="paragraph" style:parent-style-name="Standard">
      <style:paragraph-properties style:snap-to-layout-grid="false"/>
      <style:text-properties fo:color="#000000" style:font-name="GillSans" fo:font-size="9pt" style:font-size-asian="9pt" style:font-name-complex="Arial1" style:font-size-complex="10pt"/>
    </style:style>
    <style:style style:name="P37" style:family="paragraph" style:parent-style-name="Standard">
      <style:paragraph-properties style:text-autospace="none" style:snap-to-layout-grid="false">
        <style:tab-stops>
          <style:tab-stop style:position="7.25in"/>
        </style:tab-stops>
      </style:paragraph-properties>
      <style:text-properties fo:color="#000000" style:font-name="GillSans" fo:font-size="9pt" style:font-size-asian="9pt" style:font-name-complex="GillSans" style:font-size-complex="9pt"/>
    </style:style>
    <style:style style:name="P38" style:family="paragraph" style:parent-style-name="Standard">
      <style:paragraph-properties style:snap-to-layout-grid="false"/>
      <style:text-properties fo:color="#000000" style:font-name="GillSans" fo:font-size="9pt" style:font-size-asian="9pt" style:font-name-complex="GillSans" style:font-size-complex="9pt"/>
    </style:style>
    <style:style style:name="P39" style:family="paragraph" style:parent-style-name="Standard">
      <style:paragraph-properties fo:orphans="0" fo:widows="0" style:text-autospace="none" style:snap-to-layout-grid="false">
        <style:tab-stops>
          <style:tab-stop style:position="1.65in" style:type="center"/>
        </style:tab-stops>
      </style:paragraph-properties>
      <style:text-properties fo:color="#000000" style:font-name="GillSans" fo:font-size="9pt" style:font-size-asian="9pt" style:font-name-complex="Arial1" style:font-size-complex="10pt"/>
    </style:style>
    <style:style style:name="P40" style:family="paragraph" style:parent-style-name="Standard">
      <style:paragraph-properties style:snap-to-layout-grid="false"/>
    </style:style>
    <style:style style:name="P41" style:family="paragraph" style:parent-style-name="Standard">
      <style:paragraph-properties style:text-autospace="none">
        <style:tab-stops>
          <style:tab-stop style:position="7.25in"/>
        </style:tab-stops>
      </style:paragraph-properties>
      <style:text-properties fo:color="#000000" style:font-name="GillSans" fo:font-size="9pt" style:font-size-asian="9pt" style:font-name-complex="GillSans" style:font-size-complex="9pt"/>
    </style:style>
    <style:style style:name="P42" style:family="paragraph" style:parent-style-name="Standard">
      <style:paragraph-properties style:text-autospace="none" style:snap-to-layout-grid="false"/>
      <style:text-properties fo:color="#000000" style:font-name="GillSans" fo:font-size="9pt" style:font-size-asian="9pt" style:font-name-complex="GillSans" style:font-size-complex="9pt"/>
    </style:style>
    <style:style style:name="P43" style:family="paragraph" style:parent-style-name="Standard">
      <style:paragraph-properties style:text-autospace="none" style:snap-to-layout-grid="false">
        <style:tab-stops>
          <style:tab-stop style:position="7.25in"/>
        </style:tab-stops>
      </style:paragraph-properties>
      <style:text-properties fo:color="#000000" style:font-name="GillSans" fo:font-size="9pt" style:font-size-asian="9pt" style:font-name-complex="Arial1" style:font-size-complex="10pt"/>
    </style:style>
    <style:style style:name="P44" style:family="paragraph" style:parent-style-name="Standard">
      <style:text-properties fo:color="#000000" style:font-name="GillSans" fo:font-size="9pt" style:font-size-asian="9pt" style:font-name-complex="Arial1" style:font-size-complex="10pt"/>
    </style:style>
    <style:style style:name="T1" style:family="text">
      <style:text-properties fo:color="#000000" style:font-name="NewBaskerville-Roman" fo:font-size="16pt" style:font-size-asian="16pt" style:font-name-complex="NewBaskerville-Roman" style:font-size-complex="16pt"/>
    </style:style>
    <style:style style:name="T2" style:family="text">
      <style:text-properties fo:color="#000000" style:text-position="super 58%" style:font-name="NewBaskerville-Roman" style:font-name-complex="NewBaskerville-Roman"/>
    </style:style>
    <style:style style:name="T3" style:family="text">
      <style:text-properties fo:color="#000000" style:font-name="NewBaskerville-Roman" fo:font-size="50pt" style:font-size-asian="50pt" style:font-name-complex="NewBaskerville-Roman" style:font-size-complex="50pt"/>
    </style:style>
    <style:style style:name="T4" style:family="text">
      <style:text-properties fo:color="#000000" style:font-name="NewBaskerville-Roman" style:font-name-complex="NewBaskerville-Roman"/>
    </style:style>
    <style:style style:name="T5" style:family="text">
      <style:text-properties fo:color="#000000" style:font-name="GillSans" fo:font-size="13pt" fo:font-weight="bold" style:font-size-asian="13pt" style:font-weight-asian="bold" style:font-name-complex="GillSans" style:font-size-complex="13pt"/>
    </style:style>
    <style:style style:name="T6" style:family="text">
      <style:text-properties fo:color="#000000" style:font-name="GillSans" fo:font-size="15pt" style:font-size-asian="15pt" style:font-name-complex="GillSans" style:font-size-complex="15pt"/>
    </style:style>
    <style:style style:name="T7" style:family="text">
      <style:text-properties fo:color="#000000" style:font-name="GillSans" fo:font-size="9pt" style:font-size-asian="9pt" style:font-name-complex="GillSans" style:font-size-complex="9pt"/>
    </style:style>
    <style:style style:name="T8" style:family="text">
      <style:text-properties fo:color="#ff6600" style:font-name="GillSans" fo:font-size="9pt" style:font-size-asian="9pt" style:font-name-complex="GillSans" style:font-size-complex="9pt"/>
    </style:style>
    <style:style style:name="T9" style:family="text">
      <style:text-properties fo:color="#ff9900" style:font-name="GillSans" fo:font-size="9pt" style:font-size-asian="9pt" style:font-name-complex="GillSans" style:font-size-complex="9pt"/>
    </style:style>
    <style:style style:name="T10" style:family="text">
      <style:text-properties fo:color="#000000" style:font-name="GillSans" fo:font-size="9pt" style:font-size-asian="9pt"/>
    </style:style>
    <style:style style:name="T11" style:family="text">
      <style:text-properties fo:color="#000000" style:font-name="GillSans" fo:font-size="9pt" style:font-size-asian="9pt" style:font-size-complex="9pt"/>
    </style:style>
    <style:style style:name="T12" style:family="text">
      <style:text-properties fo:color="#000000" style:font-name="GillSans" fo:font-size="9pt" style:font-size-asian="9pt" style:font-name-complex="Arial1" style:font-size-complex="9pt"/>
    </style:style>
    <style:style style:name="T13" style:family="text">
      <style:text-properties fo:color="#000000" style:font-name="GillSans" fo:font-size="9pt" style:font-size-asian="9pt" style:font-name-complex="Arial1" style:font-size-complex="10pt"/>
    </style:style>
    <style:style style:name="T14" style:family="text">
      <style:text-properties fo:color="#000000" style:font-name="GillSans" fo:font-size="9pt" style:font-size-asian="9pt" style:font-name-complex="GillSans-Condensed" style:font-size-complex="9pt"/>
    </style:style>
    <style:style style:name="T15" style:family="text">
      <style:text-properties fo:color="#000000" style:text-position="super 58%" style:font-name="GillSans" fo:font-size="9pt" style:font-size-asian="9pt" style:font-name-complex="GillSans-Condensed" style:font-size-complex="9pt"/>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visible-area-left="0in" draw:visible-area-top="0in" draw:visible-area-width="7.4823in" draw:visible-area-height="3.9823in" draw:draw-aspect="content"/>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visible-area-left="0in" draw:visible-area-top="0in" draw:visible-area-width="4.176in" draw:visible-area-height="1.8012in" draw:draw-aspect="content"/>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visible-area-left="0in" draw:visible-area-top="0in" draw:visible-area-width="3.426in" draw:visible-area-height="2.8118in" draw:draw-aspect="content"/>
    </style:style>
    <style:style style:name="Sect1" style:family="section">
      <style:section-properties style:writing-mode="lr-tb" style:editable="false">
        <style:columns fo:column-count="2">
          <style:column style:rel-width="4020*" fo:start-indent="0in" fo:end-indent="0.25in"/>
          <style:column style:rel-width="6420*" fo:start-indent="0.25in" fo:end-indent="0in"/>
        </style:columns>
      </style:section-properties>
    </style:style>
    <style:style style:name="Sect2" style:family="section">
      <style:section-properties style:writing-mode="lr-tb" style:editable="false">
        <style:columns fo:column-count="0" fo:column-gap="0in"/>
      </style:section-properties>
    </style:style>
    <style:style style:name="Sect3" style:family="section">
      <style:section-properties style:writing-mode="lr-tb" style:editable="false">
        <style:columns fo:column-count="2">
          <style:column style:rel-width="5220*" fo:start-indent="0in" fo:end-indent="0.25in"/>
          <style:column style:rel-width="5220*" fo:start-indent="0.25in" fo:end-indent="0in"/>
        </style:columns>
      </style:section-properties>
    </style:style>
    <style:style style:name="Sect4" style:family="section">
      <style:section-properties text:dont-balance-text-columns="true" style:writing-mode="lr-tb" style:editable="false">
        <style:columns fo:column-count="0"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text:span text:style-name="T1">Fastpath Logic</text:span><text:span text:style-name="T2">®</text:span></text:p>
        <text:p text:style-name="P2"><text:span text:style-name="T3">CSLC</text:span><text:span text:style-name="T4">® </text:span></text:p>
        <text:p text:style-name="P3"><text:span text:style-name="T5">C/C++ and RTL front end chip design specification, code generation, visualization, and design analysis SOLUTION </text:span></text:p>
        <text:p text:style-name="P2"><text:span text:style-name="T5">DATASHEET</text:span></text:p>
      </text:section>
      <text:section text:style-name="Sect2" text:name="Section2">
        <text:p text:style-name="P4"/>
        <text:p text:style-name="P5"/>
        <text:p text:style-name="P6"><text:span text:style-name="T6">The Front End RTL Design and Verification Productivity Solution</text:span></text:p>
        <text:p text:style-name="P7"><draw:frame draw:style-name="fr1" draw:name="Frame1" text:anchor-type="char" svg:x="3.75in" svg:y="0.089in" svg:width="3.6252in" svg:height="3.7764in" draw:z-index="1"><draw:text-box draw:chain-next-name="Frame4"><text:p text:style-name="Frame_20_contents"/></draw:text-box></draw:frame><draw:frame draw:style-name="fr1" draw:name="Frame2" text:anchor-type="char" svg:x="0.1252in" svg:y="4.089in" svg:width="7.1252in" svg:height="3.75in" draw:z-index="9"><draw:text-box><text:p text:style-name="Standard"><draw:frame draw:style-name="fr2" draw:name="Object1" text:anchor-type="as-char" svg:width="6.9217in" svg:height="3.6839in" draw:z-index="10"><draw:object-ole xlink:href="./Object 1" xlink:type="simple" xlink:show="embed" xlink:actuate="onLoad"/><draw:image xlink:href="./ObjectReplacements/Object 1" xlink:type="simple" xlink:show="embed" xlink:actuate="onLoad"/></draw:frame>s</text:p></draw:text-box></draw:frame><draw:frame draw:style-name="fr1" draw:name="Frame3" text:anchor-type="char" svg:x="0in" svg:y="0.089in" svg:width="3.75in" svg:height="4in" draw:z-index="0"><draw:text-box draw:chain-next-name="Frame1"><text:p text:style-name="P8">&lt;added&gt;</text:p><text:p text:style-name="P9"/><text:p text:style-name="P10"><text:span text:style-name="T7">Using the same high level specification language (CSL) the cslc will generate consistent interfaces between software verification components and hardware design components, consistent interfaces between hardware design units, consistent constants for both the C++ and RTL code bases.</text:span></text:p><text:p text:style-name="P8"/><text:p text:style-name="P8">&lt;/added&gt;</text:p><text:p text:style-name="P10"><text:span text:style-name="T7">As Designs continue increase in complexity and design times decrease, new methods for reducing schedule times are necessary. Moreover, as design budgets decrease, the manpower required to build new products increases compared to previous projects. The number of transistors on ASIC’s and custom VLSI chips is estimated to increase 100x from 2005 to 2015. Current design methodologies will not be able to keep pace with the continuing increase in design complexity and shorter times to market. Clearly a change in design methodologies is required. Non value added activities need to be minimized. Examples of non-value added activities include test bench construction, constant generation, interconnect design and implementation. </text:span></text:p><text:p text:style-name="P9"/><text:p text:style-name="P9">CSLC is a high level compiler, analyzer, RTL/C++ code generator, design component generator, report generator.</text:p><text:p text:style-name="P9"/><text:p text:style-name="P10"><text:span text:style-name="T7">A pattern is </text:span><text:span text:style-name="T8">insert wikipedia definition here </text:span></text:p><text:p text:style-name="P9"/><text:p text:style-name="P9">Software patterns were recognized in programming languages and were developed 20 years ago. There are also RTL/hardware design patterns; the common RTL/hardware design patterns are used by CSL. Common patterns are found in hardware design and in verification environments.</text:p><text:p text:style-name="P9"/><text:p text:style-name="P11"/><text:p text:style-name="P12">The CSLC Method</text:p><text:p text:style-name="P10"><text:span text:style-name="T7">Front end RTL design tasks are automated in the CSLC software. The CSLC software facilitates rapid design database changes. Modules can be added or deleted and interfaces can be modified easily. The same design database can be used for multiple projects simultaneously by employing the CSLC tool to add and subtract object features. The CSLC tool facilitates incremental design techniques, intellectual property integration, system on chip design, and rapid verification environment construction.</text:span></text:p><text:p text:style-name="P9"/><text:p text:style-name="P13">The CSL language combines a high level object oriented language with the expressiveness of standard RTL and the power of a second generation RTL language.</text:p><text:p text:style-name="P10"><text:span text:style-name="T9">The CSLC tool meets your design team’s needs in many ways - it improves time to a completed design interconnect, reduces time to C/C++ and RTL test, decreases the bug count in commonly coded modules and reduces the consistency bugs due to interface or constant value differences.</text:span></text:p><text:p text:style-name="P9"/><text:p text:style-name="P10"><text:span text:style-name="T7">CSL as an abstract modeling language, compliments the Electronic System Level design (ESL) process. By using a high level language with the expressiveness of standard RTL and the power of a second generation RTL language, The CSL language is object oriented. The CSLC tool meets your design team’s needs in many ways. Examples include reduced time to a completed design interconnect, reduced time to C/C++ an RTL test, reduced consistency bugs due to interface or constant <text:s/>value differences, and reduced bugs due to bugs in commonly coded modules..</text:span></text:p><text:p text:style-name="P9">automatically generate module with correct interfaces</text:p><text:p text:style-name="P9">automatically generate common components</text:p><text:p text:style-name="P9">automatically generate a memory map with no address collisions</text:p><text:p text:style-name="P9">automatically generate a memory map connected to state elements (registers and registers file and SRAMs)</text:p><text:p text:style-name="P9"/><text:p text:style-name="P9">CSL design patterns are equivalent to C++ design patterns.</text:p><text:p text:style-name="P9"/><text:p text:style-name="P14">Reduced Bugs Introduced into the Downstream Flow</text:p><text:p text:style-name="Standard"><text:span text:style-name="T10">The CSLC tool helps prevent undetected bugs from being introduced into the design database via the specification language, the analysis engine, and the code generators. This leads (among other things) to a reduced number of bugs which translates directly into a schedule saving.</text:span></text:p><text:p text:style-name="P15"/><text:p text:style-name="P14">Interconnect Generation</text:p><text:p text:style-name="Standard"><text:span text:style-name="T10">The CSLC tool reads the CSL interconnect specification and produces the design hierarchy and the connections between modules in the design hierarchy. Signals need not to be specified between two end points. An auto router will automatically connect the two or more end points. The use of the auto router in CSLC specifications allows design teams to rapidly change hierarchies. This practice has been beneficial on projects which discovered problems during the floor planning stage.</text:span></text:p><text:p text:style-name="P15"/><text:p text:style-name="P16">Test Vector and Generation</text:p><text:p text:style-name="P15">The CSLC tool reads the vector specification which groups together signals specified in the CSL interconnect specification and associates the signals with a vector name, clock domain, reset signal, the event used to capture the vectors, and the max number of vectors,… Vectors are generated by C/C++ simulators. Vectors are used for verification purposes by test benches.</text:p><text:p text:style-name="P15"/><text:p text:style-name="P14">Architectural Test State Generation</text:p><text:p text:style-name="Standard"><text:span text:style-name="T10">The CSLC tool reads the architectural <text:s/>test state specification which associates a single aggregate state element (register file, FIFO, SRAM,…) specified in the CSL specification and associates the state element with a architectural test state name, the event used to capture the state, clock domain, reset signal, max number of frames (snap shots of the state element at various times. State is generated by C/C++ simulators. State is used for verification purposes by test benches.</text:span></text:p><text:p text:style-name="P15"/><text:p text:style-name="P14">Test bench Generation</text:p><text:p text:style-name="Standard"><text:span text:style-name="T10">The CSLC tool will automatically generate test benches for each module in the design. The design under test can be driven with test vectors which either loaded written to a file and into a memory or transmitted to the test bench via a socket PLI. <text:s/>The output test vectors are compared to the output of the design under test. The test benches also can load architectural state and compare this to the design under test architectural state. Counters track the number of matches and mismatches.</text:span></text:p><text:p text:style-name="P15"/><text:p text:style-name="P14">Memory map generation</text:p><text:p text:style-name="P15">The CSLC tool can generate the memory map for a chip design from a CSL memory map specification. The CSLC will generate the C/C++ and RTL constants which represent the memory addresses of specifics elements in the design as well as address range checkers and decoders.</text:p><text:p text:style-name="P15"/><text:p text:style-name="P14">Register generation</text:p><text:p text:style-name="P15">The CSLC tool will generate the C/C++ and RTL register implementations for a chip design from a CSL register specification. Registers can be associated with addresses from the CSLC memory map specification thus avoiding coding errors. Different types of registers (counter, interrupt, ...) can be generated which avoids common coding errors by designers. Registers can be connected to signals using the CSLC interconnect specification.</text:p><text:p text:style-name="P15"/><text:p text:style-name="P14">Register File generation</text:p><text:p text:style-name="P15">The CSLC tool will generate the C/C++ and RTL register file implementations for a chip design from a CSL register file specification. Register files can be associated with addresses from the CSLC memory map specification thus avoiding coding errors. Different register file personalities can be generated which avoids common coding errors by designers.</text:p><text:p text:style-name="P15"/><text:p text:style-name="P14">FIFO generation</text:p><text:p text:style-name="P15">The CSLC tool will generate the C/C++ and RTL FIFO implementations for a chip design from a CSL FIFO specification. FIFO’s can be associated with addresses from the CSLC memory map specification thus avoiding coding errors. Different FIFO personalities can be generated which avoids common coding errors by designers.</text:p><text:p text:style-name="P15"/><text:p text:style-name="P14">Pipeline generation</text:p><text:p text:style-name="P15">The CSLC tool will generate the C/C++ and RTL pipeline implementations for a chip design from a CSL pipeline specification. Complex pipelined and parallel pipelined registers can be connected to signals with pipe stage suffixes using the CSLC interconnect specification in conjunction with the CSL pipeline specification. Pipe stages are checked for correct connections and pipelines are checked for correct latencies using the CSLC analysis engine.</text:p><text:p text:style-name="P15"/><text:p text:style-name="P17">Defining common interfaces in the design and verification components</text:p><text:p text:style-name="P18"><text:span text:style-name="T11">Design and verification components have common interfaces. The common interfaces are used to communicate between different models and to compare vector and state values at various intervals. </text:span><text:span text:style-name="T12">Vectors and states are assigned names for the purposes of selecting the vectors and states. Vector and state names are commonly used in </text:span><text:span text:style-name="T13">documentation, C++ model vectors, test bench vector readers and writers, regression scripts, and test lists.</text:span></text:p><text:p text:style-name="P15"/></draw:text-box></draw:frame></text:p>
      </text:section>
      <text:section text:style-name="Sect3" text:name="Section3">
        <text:p text:style-name="P19"><draw:frame draw:style-name="fr1" draw:name="Frame4" text:anchor-type="char" svg:x="0in" svg:y="-0.25in" svg:width="3.75in" svg:height="2.75in" draw:z-index="4"><draw:text-box draw:chain-next-name="Frame6"><text:p text:style-name="Frame_20_contents"/></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draw:frame draw:style-name="fr1" draw:name="Frame5" text:anchor-type="char" svg:x="0in" svg:y="0.1043in" svg:width="3.6252in" svg:height="1.75in" draw:z-index="3"><draw:text-box><text:p text:style-name="P20">Figure 1CSLC inputs and outputs</text:p><text:p text:style-name="Standard"><draw:frame draw:style-name="fr3" draw:name="Object2" text:anchor-type="as-char" svg:width="3.4209in" svg:height="1.4752in" draw:z-index="6"><draw:object-ole xlink:href="./Object 2" xlink:type="simple" xlink:show="embed" xlink:actuate="onLoad"/><draw:image xlink:href="./ObjectReplacements/Object 2" xlink:type="simple" xlink:show="embed" xlink:actuate="onLoad"/></draw:frame></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2"><draw:frame draw:style-name="fr1" draw:name="Frame6" text:anchor-type="char" svg:x="0in" svg:y="0.098in" svg:width="3.75in" svg:height="5.1252in" draw:z-index="7"><draw:text-box draw:chain-next-name="Frame8"><text:p text:style-name="Frame_20_contents"/></draw:text-box></draw:frame></text:p>
        <text:p text:style-name="P20"/>
        <text:p text:style-name="P20"/>
        <text:p text:style-name="P20"/>
        <text:p text:style-name="P20"/>
        <text:p text:style-name="P20"/>
        <text:p text:style-name="P19"><draw:frame draw:style-name="fr1" draw:name="Frame7" text:anchor-type="char" svg:x="-0.1252in" svg:y="-0.25in" svg:width="3.75in" svg:height="3in" draw:z-index="2"><draw:text-box><text:p text:style-name="P20">Figure 2 Front end RTL/C++ code generation flow</text:p><text:p text:style-name="P23"><draw:frame draw:style-name="fr4" draw:name="Object3" text:anchor-type="as-char" svg:width="3.4272in" svg:height="2.8126in" draw:z-index="5"><draw:object-ole xlink:href="./Object 3" xlink:type="simple" xlink:show="embed" xlink:actuate="onLoad"/><draw:image xlink:href="./ObjectReplacements/Object 3" xlink:type="simple" xlink:show="embed" xlink:actuate="onLoad"/></draw:frame></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draw:frame draw:style-name="fr1" draw:name="Frame8" text:anchor-type="char" svg:x="-0.1252in" svg:y="0in" svg:width="3.75in" svg:height="6.3752in" draw:z-index="8"><draw:text-box><text:p text:style-name="Frame_20_contents"/></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able</text:p>
      </text:section>
      <text:section text:style-name="Sect2" text:name="Section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
        <text:p text:style-name="P26"/>
        <text:p text:style-name="P26"/>
        <text:p text:style-name="P27"/>
        <text:p text:style-name="P27"/>
      </text:section>
      <text:section text:style-name="Sect2" text:name="Section5">
        <text:p text:style-name="P28"/>
      </text:section>
      <text:section text:style-name="Sect4" text:name="Section6">
        <text:p text:style-name="Standard"/>
        <text:p text:style-name="Standard"/>
        <text:p text:style-name="Standard"/>
        <text:p text:style-name="Standard"/>
        <text:p text:style-name="Standard"/>
        <text:p text:style-name="Standard"/>
        <text:p text:style-name="Standard"/>
        <text:p text:style-name="P14">CSLC Features and Benefits </text:p>
        <text:p text:style-name="P15">The table below describes the CSLC features and benefits and the competitions corresponding competing features. It is difficult to find competing features for some CSLC features since nothing as comprehensive as CSLC has been offered commercially yet.</text:p>
        <text:p text:style-name="Standard"/>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9">CSLC Features</text:p>
              </table:table-cell>
              <table:table-cell table:style-name="Table1.A1" office:value-type="string">
                <text:p text:style-name="P29">Benefits</text:p>
              </table:table-cell>
              <table:table-cell table:style-name="Table1.C1" office:value-type="string">
                <text:p text:style-name="P29">Standard competing feature</text:p>
              </table:table-cell>
            </table:table-row>
          </table:table-header-rows>
          <table:table-row table:style-name="Table1.2">
            <table:table-cell table:style-name="Table1.A2" office:value-type="string">
              <text:p text:style-name="P30">Able to read pre-existing designs and CSL specifications into the same object model and check the combined designs</text:p>
            </table:table-cell>
            <table:table-cell table:style-name="Table1.A2" office:value-type="string">
              <text:p text:style-name="P31">Perform the static verifications that the pre-existing RTL files and the CSL specification files “work” together.</text:p>
            </table:table-cell>
            <table:table-cell table:style-name="Table1.C2" office:value-type="string">
              <text:p text:style-name="P32"><text:span text:style-name="T13">In house connectivity tools can read designs but are normally unable to check designs. Instead RTL code is generated and then checked with RTL compilers and lint tools.</text:span></text:p>
            </table:table-cell>
          </table:table-row>
          <table:table-row table:style-name="Table1.3">
            <table:table-cell table:style-name="Table1.A2" office:value-type="string">
              <text:p text:style-name="P31">Automatic test bench generation using the same interface specification as the module under test and the </text:p>
            </table:table-cell>
            <table:table-cell table:style-name="Table1.A2" office:value-type="string">
              <text:p text:style-name="P31">Test benches are updated based on the changing vector and module interface specifications. </text:p>
            </table:table-cell>
            <table:table-cell table:style-name="Table1.C2" office:value-type="string">
              <text:p text:style-name="P31">Not available</text:p>
            </table:table-cell>
          </table:table-row>
          <table:table-row table:style-name="Table1.4">
            <table:table-cell table:style-name="Table1.A2" office:value-type="string">
              <text:p text:style-name="P31">Concise <text:s/>CSL language representations of design specifications </text:p>
            </table:table-cell>
            <table:table-cell table:style-name="Table1.A2" office:value-type="string">
              <text:p text:style-name="P31">A high level specification language allows the designer to create complex designs using a fraction of the code that they would otherwise use and allows the design(s) to make changes rapidly.</text:p>
            </table:table-cell>
            <table:table-cell table:style-name="Table1.C2" office:value-type="string">
              <text:p text:style-name="P32"><text:span text:style-name="T14">Languages for specific solutions such as Vera</text:span><text:span text:style-name="T15">®</text:span><text:span text:style-name="T14"> and E</text:span><text:span text:style-name="T15">®</text:span><text:span text:style-name="T14"> for verification, System C</text:span><text:span text:style-name="T15">®</text:span><text:span text:style-name="T14"> for high level design, HDL Designer</text:span><text:span text:style-name="T15">®</text:span><text:span text:style-name="T14"> for design hierarchy and interconnect capture and visualization.</text:span></text:p>
            </table:table-cell>
          </table:table-row>
          <table:table-row table:style-name="Table1.2">
            <table:table-cell table:style-name="Table1.A2" office:value-type="string">
              <text:p text:style-name="P30">describe the architectural level components in a chip design using a concise syntax</text:p>
            </table:table-cell>
            <table:table-cell table:style-name="Table1.A2" office:value-type="string">
              <text:p text:style-name="P31">Save time writing code and generate correct by construction component level C/C++ and RTL code</text:p>
            </table:table-cell>
            <table:table-cell table:style-name="Table1.C2" office:value-type="string">
              <text:p text:style-name="P30">In house code generation tools</text:p>
            </table:table-cell>
          </table:table-row>
          <table:table-row table:style-name="Table1.6">
            <table:table-cell table:style-name="Table1.A2" office:value-type="string">
              <text:p text:style-name="P31">Generate registers of different types (counter, interrupt,…) and optionally associate them with a memory map location</text:p>
            </table:table-cell>
            <table:table-cell table:style-name="Table1.A2" office:value-type="string">
              <text:p text:style-name="P31">Eliminate designer bugs when instantiating common elements.</text:p>
            </table:table-cell>
            <table:table-cell table:style-name="Table1.C2" office:value-type="string">
              <text:p text:style-name="P32"><text:span text:style-name="T14">Bluespec</text:span><text:span text:style-name="T15">®</text:span><text:span text:style-name="T14"> </text:span></text:p>
              <text:p text:style-name="P33"><text:span text:style-name="T14">Bluesprint</text:span><text:span text:style-name="T15">®</text:span><text:span text:style-name="T14"> </text:span></text:p>
              <text:p text:style-name="P33"><text:span text:style-name="T14">Memory map, interconnect ,and register creation using RDL</text:span><text:span text:style-name="T15">®</text:span></text:p>
            </table:table-cell>
          </table:table-row>
          <table:table-row table:style-name="Table1.2">
            <table:table-cell table:style-name="Table1.A2" office:value-type="string">
              <text:p text:style-name="P30">Generate vectors used for testing using the same specification language as the interconnect specification files</text:p>
            </table:table-cell>
            <table:table-cell table:style-name="Table1.A2" office:value-type="string">
              <text:p text:style-name="P30">Maintain consistency between interfaces of modules, test benches, and C/C++ simulators</text:p>
            </table:table-cell>
            <table:table-cell table:style-name="Table1.C2" office:value-type="string">
              <text:p text:style-name="P31">Not available?</text:p>
            </table:table-cell>
          </table:table-row>
          <table:table-row table:style-name="Table1.6">
            <table:table-cell table:style-name="Table1.A2" office:value-type="string">
              <text:p text:style-name="P31">Generates C/C++ and RTL constants and address range checkers for memory maps</text:p>
            </table:table-cell>
            <table:table-cell table:style-name="Table1.A2" office:value-type="string">
              <text:p text:style-name="P31">The C/C++ and RTL code design databases and the documentation are in sync at all at all stages of the project.</text:p>
            </table:table-cell>
            <table:table-cell table:style-name="Table1.C2" office:value-type="string">
              <text:p text:style-name="P32"><text:span text:style-name="T14">Bluesprint</text:span><text:span text:style-name="T15">®</text:span><text:span text:style-name="T14"> </text:span></text:p>
              <text:p text:style-name="P34"/>
            </table:table-cell>
          </table:table-row>
          <table:table-row table:style-name="Table1.9">
            <table:table-cell table:style-name="Table1.A2" office:value-type="string">
              <text:p text:style-name="P31">Generates connectivity and memory map C++ and RTL code and documentation (pdf, doc, fm, HTML).</text:p>
            </table:table-cell>
            <table:table-cell table:style-name="Table1.A2" office:value-type="string">
              <text:p text:style-name="P31">Avoids the <text:s/>creation and maintenance of Makefiles or dependency based build systems for the C/C++ and RTL front end code generation step</text:p>
            </table:table-cell>
            <table:table-cell table:style-name="Table1.C2" office:value-type="string">
              <text:p text:style-name="P32"><text:span text:style-name="T14">Different tools generate C++, RTL, and documentation. RDL</text:span><text:span text:style-name="T15">®</text:span></text:p>
            </table:table-cell>
          </table:table-row>
          <table:table-row table:style-name="Table1.10">
            <table:table-cell table:style-name="Table1.A2" office:value-type="string">
              <text:p text:style-name="P31">Generates interfaces for C/C++ simulator vector generators</text:p>
            </table:table-cell>
            <table:table-cell table:style-name="Table1.A2" office:value-type="string">
              <text:p text:style-name="P31">Interface consistency between the test bench instantiation of the module under test and the test vector memory in the test bench and the vector generator in the C/C++ simulator</text:p>
            </table:table-cell>
            <table:table-cell table:style-name="Table1.C2" office:value-type="string">
              <text:p text:style-name="P31">Not available </text:p>
            </table:table-cell>
          </table:table-row>
          <table:table-row table:style-name="Table1.11">
            <table:table-cell table:style-name="Table1.A2" office:value-type="string">
              <text:p text:style-name="P31">Generates interfaces for modules</text:p>
            </table:table-cell>
            <table:table-cell table:style-name="Table1.A2" office:value-type="string">
              <text:p text:style-name="P31">Interface consistency between modules</text:p>
            </table:table-cell>
            <table:table-cell table:style-name="Table1.C2" office:value-type="string">
              <text:p text:style-name="P31">EDA and in house point tools. Do not integrate with other tools.</text:p>
            </table:table-cell>
          </table:table-row>
          <table:table-row table:style-name="Table1.6">
            <table:table-cell table:style-name="Table1.A2" office:value-type="string">
              <text:p text:style-name="P31">Generates module interfaces for test benches, instantiates vector memories for test benches, and/or connects socket PLI’s to test benches</text:p>
            </table:table-cell>
            <table:table-cell table:style-name="Table1.A2" office:value-type="string">
              <text:p text:style-name="P31">Interface consistency between module under test and the test bench instantiation of the module under test</text:p>
            </table:table-cell>
            <table:table-cell table:style-name="Table1.C2" office:value-type="string">
              <text:p text:style-name="P31">EDA and in house point tools. Do not integrate with other tools.</text:p>
            </table:table-cell>
          </table:table-row>
          <table:table-row table:style-name="Table1.13">
            <table:table-cell table:style-name="Table1.A2" office:value-type="string">
              <text:p text:style-name="P30">One specification language with support for many different types of chip components</text:p>
            </table:table-cell>
            <table:table-cell table:style-name="Table1.A2" office:value-type="string">
              <text:p text:style-name="P31">No need to learn many different in house tool languages</text:p>
            </table:table-cell>
            <table:table-cell table:style-name="Table1.C2" office:value-type="string">
              <text:p text:style-name="P31">Not available</text:p>
            </table:table-cell>
          </table:table-row>
          <table:table-row table:style-name="Table1.2">
            <table:table-cell table:style-name="Table1.A2" office:value-type="string">
              <text:p text:style-name="P30">Provide one API/database for all tools solutions</text:p>
            </table:table-cell>
            <table:table-cell table:style-name="Table1.A2" office:value-type="string">
              <text:p text:style-name="P31">Check the interaction of all specification files in one database without having to use a code generator and an RTL compiler/simulation cycles</text:p>
            </table:table-cell>
            <table:table-cell table:style-name="Table1.C2" office:value-type="string">
              <text:p text:style-name="P31">Not available</text:p>
            </table:table-cell>
          </table:table-row>
          <table:table-row table:style-name="Table1.15">
            <table:table-cell table:style-name="Table1.A2" office:value-type="string">
              <text:p text:style-name="P31">Rapid compilation times</text:p>
            </table:table-cell>
            <table:table-cell table:style-name="Table1.A2" office:value-type="string">
              <text:p text:style-name="P30">Users can make architectural and design changes quickly</text:p>
            </table:table-cell>
            <table:table-cell table:style-name="Table1.C2" office:value-type="string">
              <text:p text:style-name="P30">In house connectivity tools</text:p>
            </table:table-cell>
          </table:table-row>
          <table:table-row table:style-name="Table1.16">
            <table:table-cell table:style-name="Table1.A2" office:value-type="string">
              <text:p text:style-name="P31">RTL Compilation checks prior to high level language code generation</text:p>
            </table:table-cell>
            <table:table-cell table:style-name="Table1.A2" office:value-type="string">
              <text:p text:style-name="P31">Error in the specification are found in the CSL <text:s/>compilation step not in the post code generation RTL compile step thus saving time. This is critical for large designs which can take minutes to hours to compile on a commercial RTL compiler/simulator/synthesis tool</text:p>
            </table:table-cell>
            <table:table-cell table:style-name="Table1.C2" office:value-type="string">
              <text:p text:style-name="P32"><text:span text:style-name="T14">Leda</text:span><text:span text:style-name="T15">®</text:span><text:span text:style-name="T14"> checks widths of signals and for RTL design violations</text:span></text:p>
            </table:table-cell>
          </table:table-row>
          <table:table-row table:style-name="Table1.2">
            <table:table-cell table:style-name="Table1.A2" office:value-type="string">
              <text:p text:style-name="P30">Use a single point solution RTL like language instead of many languages</text:p>
            </table:table-cell>
            <table:table-cell table:style-name="Table1.A2" office:value-type="string">
              <text:p text:style-name="P31">Lower learning curve for new engineers by using only one additional language for front end RTL design. Eliminate the cost of maintaining <text:s text:c="2"/>in house design automation tools</text:p>
            </table:table-cell>
            <table:table-cell table:style-name="Table1.C2" office:value-type="string">
              <text:p text:style-name="P31">Not available</text:p>
            </table:table-cell>
          </table:table-row>
          <table:table-row table:style-name="Table1.11">
            <table:table-cell table:style-name="Table1.A2" office:value-type="string">
              <text:p text:style-name="P31">Verilog parser reads existing designs into database</text:p>
            </table:table-cell>
            <table:table-cell table:style-name="Table1.A2" office:value-type="string">
              <text:p text:style-name="P31">Existing designs are easily integrated with CSL specifications</text:p>
            </table:table-cell>
            <table:table-cell table:style-name="Table1.C2" office:value-type="string">
              <text:p text:style-name="P31">In house applications. </text:p>
            </table:table-cell>
          </table:table-row>
        </table:table>
        <text:p text:style-name="Standard"/>
        <text:p text:style-name="P35">Software Components</text:p>
        <text:p text:style-name="Standard"><text:span text:style-name="T10">The list of CSLC software components is shown in the table below. Note that some components are still under development. The table lists the component and a description of the component in terms of the code that the component generates or the actions that the component performs or the way that the user interacts with the CSLC. The generated components are either C++ or RTL design or verification components or documentation. </text:span></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6">Software component</text:p>
              </table:table-cell>
              <table:table-cell table:style-name="Table2.A1" office:value-type="string">
                <text:p text:style-name="P36">Description</text:p>
              </table:table-cell>
              <table:table-cell table:style-name="Table2.C1" office:value-type="string">
                <text:p text:style-name="P37">Availablility </text:p>
              </table:table-cell>
            </table:table-row>
          </table:table-header-rows>
          <table:table-row table:style-name="Table2.2">
            <table:table-cell table:style-name="Table2.A2" office:value-type="string">
              <text:p text:style-name="P36">csl_cdom_analysis</text:p>
            </table:table-cell>
            <table:table-cell table:style-name="Table2.A2" office:value-type="string">
              <text:p text:style-name="P36">Analysis code that detects correct and incorrect structures. </text:p>
            </table:table-cell>
            <table:table-cell table:style-name="Table2.C2" office:value-type="string">
              <text:p text:style-name="P38">2006-9</text:p>
            </table:table-cell>
          </table:table-row>
          <table:table-row table:style-name="Table2.2">
            <table:table-cell table:style-name="Table2.A2" office:value-type="string">
              <text:p text:style-name="P36">csl_code_generation</text:p>
            </table:table-cell>
            <table:table-cell table:style-name="Table2.A2" office:value-type="string">
              <text:p text:style-name="P36">Generates RTL and C++ code</text:p>
            </table:table-cell>
            <table:table-cell table:style-name="Table2.C2" office:value-type="string">
              <text:p text:style-name="P38">2006-9</text:p>
            </table:table-cell>
          </table:table-row>
          <table:table-row table:style-name="Table2.2">
            <table:table-cell table:style-name="Table2.A2" office:value-type="string">
              <text:p text:style-name="P36">csl_command_shell</text:p>
            </table:table-cell>
            <table:table-cell table:style-name="Table2.A2" office:value-type="string">
              <text:p text:style-name="P36">The CSLC command shell which is used to control a CSLC session</text:p>
            </table:table-cell>
            <table:table-cell table:style-name="Table2.C2" office:value-type="string">
              <text:p text:style-name="P38">2006-9</text:p>
            </table:table-cell>
          </table:table-row>
          <table:table-row table:style-name="Table2.2">
            <table:table-cell table:style-name="Table2.A2" office:value-type="string">
              <text:p text:style-name="P36">csl_csl_analysis</text:p>
            </table:table-cell>
            <table:table-cell table:style-name="Table2.A2" office:value-type="string">
              <text:p text:style-name="P36">Analysis code that detects correct and incorrect structures.</text:p>
            </table:table-cell>
            <table:table-cell table:style-name="Table2.C2" office:value-type="string">
              <text:p text:style-name="P38">2006-9</text:p>
            </table:table-cell>
          </table:table-row>
          <table:table-row table:style-name="Table2.2">
            <table:table-cell table:style-name="Table2.A2" office:value-type="string">
              <text:p text:style-name="P36">csl_gui</text:p>
            </table:table-cell>
            <table:table-cell table:style-name="Table2.A2" office:value-type="string">
              <text:p text:style-name="P36">Graphical user interface for the tool. Contains a menu, command shell, graphical views of the design, spreadsheet for entering information.</text:p>
            </table:table-cell>
            <table:table-cell table:style-name="Table2.C2" office:value-type="string">
              <text:p text:style-name="P38">2006-9</text:p>
            </table:table-cell>
          </table:table-row>
          <table:table-row table:style-name="Table2.2">
            <table:table-cell table:style-name="Table2.A2" office:value-type="string">
              <text:p text:style-name="P36">csl_warn_error</text:p>
            </table:table-cell>
            <table:table-cell table:style-name="Table2.A2" office:value-type="string">
              <text:p text:style-name="P36">Warning and error module. Used by all software components. Provides a <text:s/>consistent way of reporting warnings and errors to users and developers</text:p>
            </table:table-cell>
            <table:table-cell table:style-name="Table2.C2" office:value-type="string">
              <text:p text:style-name="P38">2006-9</text:p>
            </table:table-cell>
          </table:table-row>
          <table:table-row table:style-name="Table2.2">
            <table:table-cell table:style-name="Table2.A2" office:value-type="string">
              <text:p text:style-name="P39">csl_auto_router</text:p>
            </table:table-cell>
            <table:table-cell table:style-name="Table2.A2" office:value-type="string">
              <text:p text:style-name="P36">Connects signals, signal groups, interfaces, ports, and instances in different scopes</text:p>
            </table:table-cell>
            <table:table-cell table:style-name="Table2.C2" office:value-type="string">
              <text:p text:style-name="P38">2006-Q4</text:p>
            </table:table-cell>
          </table:table-row>
          <table:table-row table:style-name="Table2.2">
            <table:table-cell table:style-name="Table2.A2" office:value-type="string">
              <text:p text:style-name="P36">csl_const_expr_eval</text:p>
            </table:table-cell>
            <table:table-cell table:style-name="Table2.A2" office:value-type="string">
              <text:p text:style-name="P36">Evaluates constant expressions in CSL and RTL</text:p>
            </table:table-cell>
            <table:table-cell table:style-name="Table2.C2" office:value-type="string">
              <text:p text:style-name="P38">2006-Q4</text:p>
            </table:table-cell>
          </table:table-row>
          <table:table-row table:style-name="Table2.2">
            <table:table-cell table:style-name="Table2.A2" office:value-type="string">
              <text:p text:style-name="P36">csl_interconnect</text:p>
            </table:table-cell>
            <table:table-cell table:style-name="Table2.A2" office:value-type="string">
              <text:p text:style-name="P36">Creates the design hierarchy and the interconnect</text:p>
            </table:table-cell>
            <table:table-cell table:style-name="Table2.C2" office:value-type="string">
              <text:p text:style-name="P38">2006-Q4</text:p>
            </table:table-cell>
          </table:table-row>
          <table:table-row table:style-name="Table2.2">
            <table:table-cell table:style-name="Table2.A2" office:value-type="string">
              <text:p text:style-name="P36">csl_language</text:p>
            </table:table-cell>
            <table:table-cell table:style-name="Table2.A2" office:value-type="string">
              <text:p text:style-name="P36">Language basics such as compile time constants and common constructs and methods that are shared between different CSL components</text:p>
            </table:table-cell>
            <table:table-cell table:style-name="Table2.C2" office:value-type="string">
              <text:p text:style-name="P38">2006-Q4</text:p>
            </table:table-cell>
          </table:table-row>
          <table:table-row table:style-name="Table2.2">
            <table:table-cell table:style-name="Table2.A2" office:value-type="string">
              <text:p text:style-name="P36">csl_memory_map</text:p>
            </table:table-cell>
            <table:table-cell table:style-name="Table2.A2" office:value-type="string">
              <text:p text:style-name="P36">Generates the RTL/C++ memory map for a chip.</text:p>
            </table:table-cell>
            <table:table-cell table:style-name="Table2.C2" office:value-type="string">
              <text:p text:style-name="P38">2006-Q4</text:p>
            </table:table-cell>
          </table:table-row>
          <table:table-row table:style-name="Table2.2">
            <table:table-cell table:style-name="Table2.A2" office:value-type="string">
              <text:p text:style-name="P40"><text:span text:style-name="T13">csl_testbench</text:span></text:p>
            </table:table-cell>
            <table:table-cell table:style-name="Table2.A2" office:value-type="string">
              <text:p text:style-name="P40"><text:span text:style-name="T13">Generates the RTL/C++ testbench components for a chip.</text:span></text:p>
            </table:table-cell>
            <table:table-cell table:style-name="Table2.C2" office:value-type="string">
              <text:p text:style-name="P38">2006-Q4</text:p>
            </table:table-cell>
          </table:table-row>
          <table:table-row table:style-name="Table2.2">
            <table:table-cell table:style-name="Table2.A2" office:value-type="string">
              <text:p text:style-name="P36">csl_register</text:p>
            </table:table-cell>
            <table:table-cell table:style-name="Table2.A2" office:value-type="string">
              <text:p text:style-name="P36">Generates the RTL /C++ different register types on a chip</text:p>
            </table:table-cell>
            <table:table-cell table:style-name="Table2.C2" office:value-type="string">
              <text:p text:style-name="P38">2006-Q4</text:p>
            </table:table-cell>
          </table:table-row>
          <table:table-row table:style-name="Table2.2">
            <table:table-cell table:style-name="Table2.A2" office:value-type="string">
              <text:p text:style-name="P36">csl_register_file</text:p>
            </table:table-cell>
            <table:table-cell table:style-name="Table2.A2" office:value-type="string">
              <text:p text:style-name="P36">Generates the RTL register files on a chip</text:p>
            </table:table-cell>
            <table:table-cell table:style-name="Table2.C2" office:value-type="string">
              <text:p text:style-name="P38">2006-Q4</text:p>
            </table:table-cell>
          </table:table-row>
          <table:table-row table:style-name="Table2.2">
            <table:table-cell table:style-name="Table2.A2" office:value-type="string">
              <text:p text:style-name="P36">csl_fifo</text:p>
            </table:table-cell>
            <table:table-cell table:style-name="Table2.A2" office:value-type="string">
              <text:p text:style-name="P36">Generates the RTL FIFO’s on a chip</text:p>
            </table:table-cell>
            <table:table-cell table:style-name="Table2.C2" office:value-type="string">
              <text:p text:style-name="P38">2007-Q2</text:p>
            </table:table-cell>
          </table:table-row>
          <table:table-row table:style-name="Table2.2">
            <table:table-cell table:style-name="Table2.A2" office:value-type="string">
              <text:p text:style-name="P36">csl_pipeline</text:p>
            </table:table-cell>
            <table:table-cell table:style-name="Table2.A2" office:value-type="string">
              <text:p text:style-name="P36">Generates the RTL pipelines on a chip</text:p>
            </table:table-cell>
            <table:table-cell table:style-name="Table2.C2" office:value-type="string">
              <text:p text:style-name="P38">2007-Q2</text:p>
            </table:table-cell>
          </table:table-row>
          <table:table-row table:style-name="Table2.2">
            <table:table-cell table:style-name="Table2.A2" office:value-type="string">
              <text:p text:style-name="P36">csl_pro_con_mag</text:p>
            </table:table-cell>
            <table:table-cell table:style-name="Table2.A2" office:value-type="string">
              <text:p text:style-name="P36">Generates the producer consumer memory address generators on a chip</text:p>
            </table:table-cell>
            <table:table-cell table:style-name="Table2.C2" office:value-type="string">
              <text:p text:style-name="P38">2007-Q2</text:p>
            </table:table-cell>
          </table:table-row>
          <table:table-row table:style-name="Table2.2">
            <table:table-cell table:style-name="Table2.A2" office:value-type="string">
              <text:p text:style-name="P36">csl_pscqn</text:p>
            </table:table-cell>
            <table:table-cell table:style-name="Table2.A2" office:value-type="string">
              <text:p text:style-name="P36">Generates the RTL performance, status, control, query network on a chip</text:p>
            </table:table-cell>
            <table:table-cell table:style-name="Table2.C2" office:value-type="string">
              <text:p text:style-name="P38">2007-Q2</text:p>
            </table:table-cell>
          </table:table-row>
          <table:table-row table:style-name="Table2.2">
            <table:table-cell table:style-name="Table2.A2" office:value-type="string">
              <text:p text:style-name="P36">csl_bus_ifc</text:p>
            </table:table-cell>
            <table:table-cell table:style-name="Table2.A2" office:value-type="string">
              <text:p text:style-name="P36">Generates the RTL SOC unit level bus interface unit on a chip</text:p>
            </table:table-cell>
            <table:table-cell table:style-name="Table2.C2" office:value-type="string">
              <text:p text:style-name="P38">2007-Q4</text:p>
            </table:table-cell>
          </table:table-row>
          <table:table-row table:style-name="Table2.2">
            <table:table-cell table:style-name="Table2.A2" office:value-type="string">
              <text:p text:style-name="P36">csl_buses</text:p>
            </table:table-cell>
            <table:table-cell table:style-name="Table2.A2" office:value-type="string">
              <text:p text:style-name="P36">Generates the RTL custom on chip buses on a chip</text:p>
            </table:table-cell>
            <table:table-cell table:style-name="Table2.C2" office:value-type="string">
              <text:p text:style-name="P38">2007-Q4</text:p>
            </table:table-cell>
          </table:table-row>
          <table:table-row table:style-name="Table2.2">
            <table:table-cell table:style-name="Table2.A2" office:value-type="string">
              <text:p text:style-name="P38">csl_chip_contoller</text:p>
            </table:table-cell>
            <table:table-cell table:style-name="Table2.A2" office:value-type="string">
              <text:p text:style-name="P36">Generates the chip controller logic.</text:p>
            </table:table-cell>
            <table:table-cell table:style-name="Table2.C2" office:value-type="string">
              <text:p text:style-name="P38">2007-Q4</text:p>
            </table:table-cell>
          </table:table-row>
          <table:table-row table:style-name="Table2.2">
            <table:table-cell table:style-name="Table2.A2" office:value-type="string">
              <text:p text:style-name="P36">csl_clock_sync</text:p>
            </table:table-cell>
            <table:table-cell table:style-name="Table2.A2" office:value-type="string">
              <text:p text:style-name="P36">Generates the RTL clock synchronizers on a chip </text:p>
            </table:table-cell>
            <table:table-cell table:style-name="Table2.C2" office:value-type="string">
              <text:p text:style-name="P38">2007-Q4</text:p>
            </table:table-cell>
          </table:table-row>
          <table:table-row table:style-name="Table2.2">
            <table:table-cell table:style-name="Table2.A2" office:value-type="string">
              <text:p text:style-name="P36">csl_clock_tree</text:p>
            </table:table-cell>
            <table:table-cell table:style-name="Table2.A2" office:value-type="string">
              <text:p text:style-name="P36">Generates the RTL/C++ clock tree on a chip</text:p>
            </table:table-cell>
            <table:table-cell table:style-name="Table2.C2" office:value-type="string">
              <text:p text:style-name="P38">2007-Q4</text:p>
            </table:table-cell>
          </table:table-row>
          <table:table-row table:style-name="Table2.2">
            <table:table-cell table:style-name="Table2.A2" office:value-type="string">
              <text:p text:style-name="P36">csl_csim</text:p>
            </table:table-cell>
            <table:table-cell table:style-name="Table2.A2" office:value-type="string">
              <text:p text:style-name="P36">Generates the C++ behavioral simulator</text:p>
            </table:table-cell>
            <table:table-cell table:style-name="Table2.C2" office:value-type="string">
              <text:p text:style-name="P38">2007-Q4</text:p>
            </table:table-cell>
          </table:table-row>
          <table:table-row table:style-name="Table2.2">
            <table:table-cell table:style-name="Table2.A2" office:value-type="string">
              <text:p text:style-name="P36">csl_isa</text:p>
            </table:table-cell>
            <table:table-cell table:style-name="Table2.A2" office:value-type="string">
              <text:p text:style-name="P36">Generates the custom instruction set and RISC like processor on a chip</text:p>
            </table:table-cell>
            <table:table-cell table:style-name="Table2.C2" office:value-type="string">
              <text:p text:style-name="P38">2007-Q4</text:p>
            </table:table-cell>
          </table:table-row>
          <table:table-row table:style-name="Table2.2">
            <table:table-cell table:style-name="Table2.A2" office:value-type="string">
              <text:p text:style-name="P36">csl_regress</text:p>
            </table:table-cell>
            <table:table-cell table:style-name="Table2.A2" office:value-type="string">
              <text:p text:style-name="P36">Generates the regression environment for a chip design</text:p>
            </table:table-cell>
            <table:table-cell table:style-name="Table2.C2" office:value-type="string">
              <text:p text:style-name="P38">2007-Q4</text:p>
            </table:table-cell>
          </table:table-row>
          <table:table-row table:style-name="Table2.28">
            <table:table-cell table:style-name="Table2.A2" office:value-type="string">
              <text:p text:style-name="P36">csl_switch</text:p>
            </table:table-cell>
            <table:table-cell table:style-name="Table2.A2" office:value-type="string">
              <text:p text:style-name="P36">Generates different types of switches</text:p>
            </table:table-cell>
            <table:table-cell table:style-name="Table2.C2" office:value-type="string">
              <text:p text:style-name="P38">2007-Q4</text:p>
            </table:table-cell>
          </table:table-row>
          <table:table-row table:style-name="Table2.28">
            <table:table-cell table:style-name="Table2.A2" office:value-type="string">
              <text:p text:style-name="P36">csl_fpga</text:p>
            </table:table-cell>
            <table:table-cell table:style-name="Table2.A2" office:value-type="string">
              <text:p text:style-name="P36">Generates the pin files to connect the FPGA’s to the PCB. Can be used to build FPGA models for accelerated HW simulation.</text:p>
            </table:table-cell>
            <table:table-cell table:style-name="Table2.C2" office:value-type="string">
              <text:p text:style-name="P38">2007-Q2</text:p>
            </table:table-cell>
          </table:table-row>
          <table:table-row table:style-name="Table2.28">
            <table:table-cell table:style-name="Table2.A2" office:value-type="string">
              <text:p text:style-name="P36">csl_math_units</text:p>
            </table:table-cell>
            <table:table-cell table:style-name="Table2.A2" office:value-type="string">
              <text:p text:style-name="P36">Generates the math units on chip including filters and adder trees. Uses fixed point arithmetic</text:p>
            </table:table-cell>
            <table:table-cell table:style-name="Table2.C2" office:value-type="string">
              <text:p text:style-name="P38">2008-Q2</text:p>
            </table:table-cell>
          </table:table-row>
          <table:table-row table:style-name="Table2.28">
            <table:table-cell table:style-name="Table2.A2" office:value-type="string">
              <text:p text:style-name="P40"><text:span text:style-name="T13">csl_memory_controller</text:span></text:p>
            </table:table-cell>
            <table:table-cell table:style-name="Table2.A2" office:value-type="string">
              <text:p text:style-name="P40"><text:span text:style-name="T13">Generates the RTL/C++ memory controller on a chip</text:span></text:p>
            </table:table-cell>
            <table:table-cell table:style-name="Table2.C2" office:value-type="string">
              <text:p text:style-name="P38">2008-Q2</text:p>
            </table:table-cell>
          </table:table-row>
          <table:table-row table:style-name="Table2.2">
            <table:table-cell table:style-name="Table2.A2" office:value-type="string">
              <text:p text:style-name="P36">csl_mbist</text:p>
            </table:table-cell>
            <table:table-cell table:style-name="Table2.A2" office:value-type="string">
              <text:p text:style-name="P36">Generates the RTL/C++ MBIST code for the SRAM’s on a chip</text:p>
            </table:table-cell>
            <table:table-cell table:style-name="Table2.C2" office:value-type="string">
              <text:p text:style-name="P38">2008-Q2</text:p>
            </table:table-cell>
          </table:table-row>
          <table:table-row table:style-name="Table2.28">
            <table:table-cell table:style-name="Table2.A2" office:value-type="string">
              <text:p text:style-name="P36">csl_schematic</text:p>
            </table:table-cell>
            <table:table-cell table:style-name="Table2.A2" office:value-type="string">
              <text:p text:style-name="P36">The CSLC schematic generator creates the interconnect between the RTL modules on different ASIC’s and FPGA’s and connects them through the pads, and PCB’s</text:p>
            </table:table-cell>
            <table:table-cell table:style-name="Table2.C2" office:value-type="string">
              <text:p text:style-name="P38">2008-Q4</text:p>
            </table:table-cell>
          </table:table-row>
          <table:table-row table:style-name="Table2.2">
            <table:table-cell table:style-name="Table2.A2" office:value-type="string">
              <text:p text:style-name="P36">csl_asm</text:p>
            </table:table-cell>
            <table:table-cell table:style-name="Table2.A2" office:value-type="string">
              <text:p text:style-name="P36">Generates the application specific SRAM’s on a chip</text:p>
            </table:table-cell>
            <table:table-cell table:style-name="Table2.C2" office:value-type="string">
              <text:p text:style-name="P38">2009-Q4</text:p>
            </table:table-cell>
          </table:table-row>
          <table:table-row table:style-name="Table2.28">
            <table:table-cell table:style-name="Table2.A2" office:value-type="string">
              <text:p text:style-name="P36">csl_memory_compiler</text:p>
            </table:table-cell>
            <table:table-cell table:style-name="Table2.A2" office:value-type="string">
              <text:p text:style-name="P36">Generates the SRAM’s on a chip</text:p>
            </table:table-cell>
            <table:table-cell table:style-name="Table2.C2" office:value-type="string">
              <text:p text:style-name="P38">2009-Q4</text:p>
            </table:table-cell>
          </table:table-row>
          <table:table-row table:style-name="Table2.28">
            <table:table-cell table:style-name="Table2.A2" office:value-type="string">
              <text:p text:style-name="P36">csl_rtl_floorplaner</text:p>
            </table:table-cell>
            <table:table-cell table:style-name="Table2.A2" office:value-type="string">
              <text:p text:style-name="P36">The CSLC floor planner ties the chip interconnect specification to the block placement and connectivity on the die.</text:p>
            </table:table-cell>
            <table:table-cell table:style-name="Table2.C2" office:value-type="string">
              <text:p text:style-name="P38">2009-Q4</text:p>
            </table:table-cell>
          </table:table-row>
          <table:table-row table:style-name="Table2.2">
            <table:table-cell table:style-name="Table2.A2" office:value-type="string">
              <text:p text:style-name="P36">csl_soc_bus</text:p>
            </table:table-cell>
            <table:table-cell table:style-name="Table2.A2" office:value-type="string">
              <text:p text:style-name="P36">Generates the RTL system on chip components</text:p>
            </table:table-cell>
            <table:table-cell table:style-name="Table2.C2" office:value-type="string">
              <text:p text:style-name="P38">2009-Q4</text:p>
            </table:table-cell>
          </table:table-row>
        </table:table>
        <text:p text:style-name="Standard"/>
        <text:p text:style-name="P35">CSL Language Classes</text:p>
        <text:p text:style-name="Standard"><text:span text:style-name="T10">The table below shows a list of CSL classes that are used to creat the design and verification specification. Some classes use sub classes to build the design and verification environment. The class methods are not shown. The design and verification components that are generated by the CSLC are shown in the table. Each component is broken down by its constituent parts.</text:span></text:p>
        <text:p text:style-name="P15"/>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7">CSL Category</text:p>
              </table:table-cell>
              <table:table-cell table:style-name="Table3.A1" office:value-type="string">
                <text:p text:style-name="P37">CSL Component</text:p>
              </table:table-cell>
              <table:table-cell table:style-name="Table3.A1" office:value-type="string">
                <text:p text:style-name="P37">Description</text:p>
              </table:table-cell>
              <table:table-cell table:style-name="Table3.D1" office:value-type="string">
                <text:p text:style-name="P37">Availablility </text:p>
              </table:table-cell>
            </table:table-row>
          </table:table-header-rows>
          <table:table-row table:style-name="Table3.2">
            <table:table-cell table:style-name="Table3.A2" office:value-type="string">
              <text:p text:style-name="P37">csl_interconnect</text:p>
            </table:table-cell>
            <table:table-cell table:style-name="Table3.A2" office:value-type="string">
              <text:p text:style-name="P37">csl_interface</text:p>
            </table:table-cell>
            <table:table-cell table:style-name="Table3.A2" office:value-type="string">
              <text:p text:style-name="P37">An interface of a unit which contains ports.</text:p>
            </table:table-cell>
            <table:table-cell table:style-name="Table3.D2" office:value-type="string">
              <text:p text:style-name="P38">2006-Q4</text:p>
            </table:table-cell>
          </table:table-row>
          <table:table-row table:style-name="Table3.2">
            <table:table-cell table:style-name="Table3.A2" office:value-type="string">
              <text:p text:style-name="P37">csl_interconnect</text:p>
            </table:table-cell>
            <table:table-cell table:style-name="Table3.A2" office:value-type="string">
              <text:p text:style-name="P37">csl_port;</text:p>
            </table:table-cell>
            <table:table-cell table:style-name="Table3.A2" office:value-type="string">
              <text:p text:style-name="P37">A port in a unit interface</text:p>
            </table:table-cell>
            <table:table-cell table:style-name="Table3.D2" office:value-type="string">
              <text:p text:style-name="P38">2006-Q4</text:p>
            </table:table-cell>
          </table:table-row>
          <table:table-row table:style-name="Table3.2">
            <table:table-cell table:style-name="Table3.A2" office:value-type="string">
              <text:p text:style-name="P37">csl_interconnect</text:p>
            </table:table-cell>
            <table:table-cell table:style-name="Table3.A2" office:value-type="string">
              <text:p text:style-name="P37">csl_signal</text:p>
              <text:p text:style-name="P41"/>
              <text:p text:style-name="P41"/>
              <text:p text:style-name="P41"/>
            </table:table-cell>
            <table:table-cell table:style-name="Table3.A2" office:value-type="string">
              <text:p text:style-name="P42">Creates the connections between modules in the design hierarchy. Signals need not be specified between two end points. An auto router will automatically connect the two or more end points. Allows design teams to rapidly change hierarchies. </text:p>
            </table:table-cell>
            <table:table-cell table:style-name="Table3.D2" office:value-type="string">
              <text:p text:style-name="P38">2006-Q4</text:p>
            </table:table-cell>
          </table:table-row>
          <table:table-row table:style-name="Table3.2">
            <table:table-cell table:style-name="Table3.A2" office:value-type="string">
              <text:p text:style-name="P37">csl_interconnect</text:p>
            </table:table-cell>
            <table:table-cell table:style-name="Table3.A2" office:value-type="string">
              <text:p text:style-name="P37">csl_signal_group</text:p>
            </table:table-cell>
            <table:table-cell table:style-name="Table3.A2" office:value-type="string">
              <text:p text:style-name="P37">Group signals together to create a named composite signal. <text:s/></text:p>
            </table:table-cell>
            <table:table-cell table:style-name="Table3.D2" office:value-type="string">
              <text:p text:style-name="P38">2006-Q4</text:p>
            </table:table-cell>
          </table:table-row>
          <table:table-row table:style-name="Table3.2">
            <table:table-cell table:style-name="Table3.A2" office:value-type="string">
              <text:p text:style-name="P37">csl_interconnect</text:p>
            </table:table-cell>
            <table:table-cell table:style-name="Table3.A2" office:value-type="string">
              <text:p text:style-name="P37">csl_unit</text:p>
            </table:table-cell>
            <table:table-cell table:style-name="Table3.A2" office:value-type="string">
              <text:p text:style-name="P37">A functional design unit (i.e. Verilog equivalent is a module and in C++ a class). Used to create the design hierarchy.</text:p>
            </table:table-cell>
            <table:table-cell table:style-name="Table3.D2" office:value-type="string">
              <text:p text:style-name="P38">2006-Q4</text:p>
            </table:table-cell>
          </table:table-row>
          <table:table-row table:style-name="Table3.2">
            <table:table-cell table:style-name="Table3.A2" office:value-type="string">
              <text:p text:style-name="P37">csl_language</text:p>
            </table:table-cell>
            <table:table-cell table:style-name="Table3.A2" office:value-type="string">
              <text:p text:style-name="P36">compile time vars</text:p>
            </table:table-cell>
            <table:table-cell table:style-name="Table3.A2" office:value-type="string">
              <text:p text:style-name="P37">if, if else, and for are supported</text:p>
            </table:table-cell>
            <table:table-cell table:style-name="Table3.D2" office:value-type="string">
              <text:p text:style-name="P38">2006-Q4</text:p>
            </table:table-cell>
          </table:table-row>
          <table:table-row table:style-name="Table3.2">
            <table:table-cell table:style-name="Table3.A2" office:value-type="string">
              <text:p text:style-name="P37">csl_language</text:p>
            </table:table-cell>
            <table:table-cell table:style-name="Table3.A2" office:value-type="string">
              <text:p text:style-name="P36">csl expressions</text:p>
            </table:table-cell>
            <table:table-cell table:style-name="Table3.A2" office:value-type="string">
              <text:p text:style-name="P37">Basic Boolean and arithmetic expressions. Constant expressions are evaluated</text:p>
            </table:table-cell>
            <table:table-cell table:style-name="Table3.D2" office:value-type="string">
              <text:p text:style-name="P38">2006-Q4</text:p>
            </table:table-cell>
          </table:table-row>
          <table:table-row table:style-name="Table3.2">
            <table:table-cell table:style-name="Table3.A2" office:value-type="string">
              <text:p text:style-name="P37">csl_language</text:p>
            </table:table-cell>
            <table:table-cell table:style-name="Table3.A2" office:value-type="string">
              <text:p text:style-name="P37">csl_bitrange</text:p>
            </table:table-cell>
            <table:table-cell table:style-name="Table3.A2" office:value-type="string">
              <text:p text:style-name="P37">Bit range object (example [31:0]) Bit ranges can be defined recursively. </text:p>
              <text:p text:style-name="P41">Bit ranges can be used to build other bit ranges.</text:p>
            </table:table-cell>
            <table:table-cell table:style-name="Table3.D2" office:value-type="string">
              <text:p text:style-name="P38">2006-Q4</text:p>
            </table:table-cell>
          </table:table-row>
          <table:table-row table:style-name="Table3.2">
            <table:table-cell table:style-name="Table3.A2" office:value-type="string">
              <text:p text:style-name="P37">csl_language</text:p>
            </table:table-cell>
            <table:table-cell table:style-name="Table3.A2" office:value-type="string">
              <text:p text:style-name="P37">csl_cell</text:p>
            </table:table-cell>
            <table:table-cell table:style-name="Table3.A2" office:value-type="string">
              <text:p text:style-name="P37">A bit range object that can have enumerated types assigned to it. Cells can be defined recursively. Cells can be used to build bit ranges.</text:p>
            </table:table-cell>
            <table:table-cell table:style-name="Table3.D2" office:value-type="string">
              <text:p text:style-name="P38">2006-Q4</text:p>
            </table:table-cell>
          </table:table-row>
          <table:table-row table:style-name="Table3.2">
            <table:table-cell table:style-name="Table3.A2" office:value-type="string">
              <text:p text:style-name="P37">csl_language</text:p>
            </table:table-cell>
            <table:table-cell table:style-name="Table3.A2" office:value-type="string">
              <text:p text:style-name="P37">csl_list</text:p>
            </table:table-cell>
            <table:table-cell table:style-name="Table3.A2" office:value-type="string">
              <text:p text:style-name="P37">A list container for holding elements of the same type. Operations can be performed on all elements of a CSL list object.</text:p>
            </table:table-cell>
            <table:table-cell table:style-name="Table3.D2" office:value-type="string">
              <text:p text:style-name="P38">2006-Q4</text:p>
            </table:table-cell>
          </table:table-row>
          <table:table-row table:style-name="Table3.2">
            <table:table-cell table:style-name="Table3.A2" office:value-type="string">
              <text:p text:style-name="P37">csl_memory_map</text:p>
            </table:table-cell>
            <table:table-cell table:style-name="Table3.A2" office:value-type="string">
              <text:p text:style-name="P37">csl_memory_map</text:p>
            </table:table-cell>
            <table:table-cell table:style-name="Table3.A2" office:value-type="string">
              <text:p text:style-name="P42">The CSLC tool can generate the memory map for a chip design from a CSL memory map specification. The CSLC will generate the C/C++ and RTL constants which represent the memory addresses of specifics elements in the design as well as address range checkers and decoders.</text:p>
            </table:table-cell>
            <table:table-cell table:style-name="Table3.D2" office:value-type="string">
              <text:p text:style-name="P38">2006-Q4</text:p>
            </table:table-cell>
          </table:table-row>
          <table:table-row table:style-name="Table3.2">
            <table:table-cell table:style-name="Table3.A2" office:value-type="string">
              <text:p text:style-name="P37">csl_register</text:p>
            </table:table-cell>
            <table:table-cell table:style-name="Table3.A2" office:value-type="string">
              <text:p text:style-name="P37">csl_register</text:p>
              <text:p text:style-name="P41"/>
              <text:p text:style-name="P41"/>
              <text:p text:style-name="P41"/>
              <text:p text:style-name="P41"/>
            </table:table-cell>
            <table:table-cell table:style-name="Table3.A2" office:value-type="string">
              <text:p text:style-name="P42">Generate the C/C++ and RTL register implementations for a chip design from a CSL register specification. Registers can be associated with addresses from the CSL memory map specification. Different types of registers (counter, interrupt, ...) can be generated. Registers can be connected to signals using the CSLC interconnect specification.</text:p>
            </table:table-cell>
            <table:table-cell table:style-name="Table3.D2" office:value-type="string">
              <text:p text:style-name="P38">2006-Q4</text:p>
            </table:table-cell>
          </table:table-row>
          <table:table-row table:style-name="Table3.2">
            <table:table-cell table:style-name="Table3.A2" office:value-type="string">
              <text:p text:style-name="P37">csl_register_file</text:p>
            </table:table-cell>
            <table:table-cell table:style-name="Table3.A2" office:value-type="string">
              <text:p text:style-name="P37">csl_register_file</text:p>
            </table:table-cell>
            <table:table-cell table:style-name="Table3.A2" office:value-type="string">
              <text:p text:style-name="P42">The CSLC tool will generate the C/C++ and RTL register file implementations for a chip design from a CSL register file specification. Register files can be associated with addresses from the CSLC memory map specification thus avoiding coding errors. Different register file personalities can be generated which avoids common coding errors by designers.</text:p>
            </table:table-cell>
            <table:table-cell table:style-name="Table3.D2" office:value-type="string">
              <text:p text:style-name="P38">2006-Q4</text:p>
            </table:table-cell>
          </table:table-row>
          <table:table-row table:style-name="Table3.2">
            <table:table-cell table:style-name="Table3.A2" office:value-type="string">
              <text:p text:style-name="P37">csl_test bench</text:p>
            </table:table-cell>
            <table:table-cell table:style-name="Table3.A2" office:value-type="string">
              <text:p text:style-name="P36">csl_event</text:p>
            </table:table-cell>
            <table:table-cell table:style-name="Table3.A2" office:value-type="string">
              <text:p text:style-name="P37">A clock or boolean equation which represents a repetitive event in time.</text:p>
            </table:table-cell>
            <table:table-cell table:style-name="Table3.D2" office:value-type="string">
              <text:p text:style-name="P38">2006-Q4</text:p>
            </table:table-cell>
          </table:table-row>
          <table:table-row table:style-name="Table3.2">
            <table:table-cell table:style-name="Table3.A2" office:value-type="string">
              <text:p text:style-name="P37">csl_test bench</text:p>
            </table:table-cell>
            <table:table-cell table:style-name="Table3.A2" office:value-type="string">
              <text:p text:style-name="P37">csl_test bench</text:p>
            </table:table-cell>
            <table:table-cell table:style-name="Table3.A2" office:value-type="string">
              <text:p text:style-name="P42">The CSLC tool will automatically generate test benches for each module in the design. The design under test can be driven with test vectors which either </text:p>
            </table:table-cell>
            <table:table-cell table:style-name="Table3.D2" office:value-type="string">
              <text:p text:style-name="P38">2006-Q4</text:p>
            </table:table-cell>
          </table:table-row>
          <table:table-row table:style-name="Table3.17">
            <table:table-cell table:style-name="Table3.A2" office:value-type="string">
              <text:p text:style-name="P37">csl_vector</text:p>
            </table:table-cell>
            <table:table-cell table:style-name="Table3.A2" office:value-type="string">
              <text:p text:style-name="P37">csl_teststate</text:p>
            </table:table-cell>
            <table:table-cell table:style-name="Table3.A2" office:value-type="string">
              <text:p text:style-name="P42"><text:s/>The architectural <text:s/>test state specification associates a single aggregate state element (register file, FIFO, SRAM,…) specified in the CSL specification and associates the state element with a architectural test state name, the event used to capture the state, clock domain, reset signal, max number of frames (snap shots of the state element at various times. Vectors are generated by C/C++ simulators. Vectors are used for verification purposes by test benches.</text:p>
            </table:table-cell>
            <table:table-cell table:style-name="Table3.D2" office:value-type="string">
              <text:p text:style-name="P38">2006-Q4</text:p>
            </table:table-cell>
          </table:table-row>
          <table:table-row table:style-name="Table3.2">
            <table:table-cell table:style-name="Table3.A2" office:value-type="string">
              <text:p text:style-name="P37">csl_vector</text:p>
            </table:table-cell>
            <table:table-cell table:style-name="Table3.A2" office:value-type="string">
              <text:p text:style-name="P37">csl_vector</text:p>
            </table:table-cell>
            <table:table-cell table:style-name="Table3.A2" office:value-type="string">
              <text:p text:style-name="P32"><text:span text:style-name="T7">A vector specification which groups together signals specified in the CSL interconnect specification and associates the signals with a vector name, clock domain, reset signal, the event used to capture the vectors, and the max number of vectors,… Vectors are generated by C/C++ simulators. Vectors are used for verification purposes by test benches.</text:span><text:span text:style-name="T13"> Maintain consistency between interfaces of modules, test benches, and C/C++ simulators. The </text:span><text:span text:style-name="T7">output test vectors are compared to the output of the design under test.</text:span></text:p>
            </table:table-cell>
            <table:table-cell table:style-name="Table3.D2" office:value-type="string">
              <text:p text:style-name="P38">2006-Q4</text:p>
            </table:table-cell>
          </table:table-row>
          <table:table-row table:style-name="Table3.2">
            <table:table-cell table:style-name="Table3.A2" office:value-type="string">
              <text:p text:style-name="P36">csl_bus</text:p>
            </table:table-cell>
            <table:table-cell table:style-name="Table3.A2" office:value-type="string">
              <text:p text:style-name="P36">csl_bus</text:p>
            </table:table-cell>
            <table:table-cell table:style-name="Table3.A2" office:value-type="string">
              <text:p text:style-name="P37">Custom bus generator based on industry standard flow control concepts. Flow control is done using handshaking or valid/stall logic.</text:p>
            </table:table-cell>
            <table:table-cell table:style-name="Table3.D2" office:value-type="string">
              <text:p text:style-name="P43">2007-Q2</text:p>
            </table:table-cell>
          </table:table-row>
          <table:table-row table:style-name="Table3.2">
            <table:table-cell table:style-name="Table3.A2" office:value-type="string">
              <text:p text:style-name="P37">csl_bus</text:p>
            </table:table-cell>
            <table:table-cell table:style-name="Table3.A2" office:value-type="string">
              <text:p text:style-name="P37">csl_packet</text:p>
            </table:table-cell>
            <table:table-cell table:style-name="Table3.A2" office:value-type="string">
              <text:p text:style-name="P37">Define packet formats. CSLC automatically generates the data framers and deframers. </text:p>
              <text:p text:style-name="P41"/>
            </table:table-cell>
            <table:table-cell table:style-name="Table3.D2" office:value-type="string">
              <text:p text:style-name="P43">2007-Q2</text:p>
            </table:table-cell>
          </table:table-row>
          <table:table-row table:style-name="Table3.2">
            <table:table-cell table:style-name="Table3.A2" office:value-type="string">
              <text:p text:style-name="P37">csl_bus</text:p>
            </table:table-cell>
            <table:table-cell table:style-name="Table3.A2" office:value-type="string">
              <text:p text:style-name="P37">csl_payload</text:p>
            </table:table-cell>
            <table:table-cell table:style-name="Table3.A2" office:value-type="string">
              <text:p text:style-name="P37">Define payloads for packets. CSLC automatically generates the data framers and deframers. </text:p>
              <text:p text:style-name="P41"/>
            </table:table-cell>
            <table:table-cell table:style-name="Table3.D2" office:value-type="string">
              <text:p text:style-name="P43">2007-Q2</text:p>
            </table:table-cell>
          </table:table-row>
          <table:table-row table:style-name="Table3.2">
            <table:table-cell table:style-name="Table3.A2" office:value-type="string">
              <text:p text:style-name="P37">csl_csim</text:p>
            </table:table-cell>
            <table:table-cell table:style-name="Table3.A2" office:value-type="string">
              <text:p text:style-name="P37">csl_csim</text:p>
            </table:table-cell>
            <table:table-cell table:style-name="Table3.A2" office:value-type="string">
              <text:p text:style-name="P37">C++ simulator code </text:p>
            </table:table-cell>
            <table:table-cell table:style-name="Table3.D2" office:value-type="string">
              <text:p text:style-name="P43">2007-Q2</text:p>
            </table:table-cell>
          </table:table-row>
          <table:table-row table:style-name="Table3.2">
            <table:table-cell table:style-name="Table3.A2" office:value-type="string">
              <text:p text:style-name="P37">csl_fifo</text:p>
            </table:table-cell>
            <table:table-cell table:style-name="Table3.A2" office:value-type="string">
              <text:p text:style-name="P37">csl_fifo</text:p>
            </table:table-cell>
            <table:table-cell table:style-name="Table3.A2" office:value-type="string">
              <text:p text:style-name="P42">Generates the C/C++ and RTL FIFO implementations for a chip design from a CSL FIFO specification. FIFO’s can be associated with addresses from the CSLC memory map specification and different FIFO personalities can be generated which avoids common coding errors by designers. Optional performance counters can be added to discrete FIFO’s. </text:p>
              <text:p text:style-name="P26"/>
            </table:table-cell>
            <table:table-cell table:style-name="Table3.D2" office:value-type="string">
              <text:p text:style-name="P38">2007-Q2</text:p>
            </table:table-cell>
          </table:table-row>
          <table:table-row table:style-name="Table3.2">
            <table:table-cell table:style-name="Table3.A2" office:value-type="string">
              <text:p text:style-name="P43">csl_mbist</text:p>
            </table:table-cell>
            <table:table-cell table:style-name="Table3.A2" office:value-type="string">
              <text:p text:style-name="P43">csl_mbist</text:p>
            </table:table-cell>
            <table:table-cell table:style-name="Table3.A2" office:value-type="string">
              <text:p text:style-name="P42">MBIST</text:p>
            </table:table-cell>
            <table:table-cell table:style-name="Table3.D2" office:value-type="string">
              <text:p text:style-name="P43">2007-Q2</text:p>
            </table:table-cell>
          </table:table-row>
          <table:table-row table:style-name="Table3.2">
            <table:table-cell table:style-name="Table3.A2" office:value-type="string">
              <text:p text:style-name="P37">csl_pipeline</text:p>
            </table:table-cell>
            <table:table-cell table:style-name="Table3.A2" office:value-type="string">
              <text:p text:style-name="P37">csl_pipeline</text:p>
            </table:table-cell>
            <table:table-cell table:style-name="Table3.A2" office:value-type="string">
              <text:p text:style-name="P37">Generates the C/C++ and RTL pipeline implementations for a chip design from a CSL pipeline specification. Complex pipelined and parallel pipelined registers can be connected to signals with pipe stage suffixes using the CSLC interconnect specification in conjunction with the CSL pipeline specification. Pipe stages are checked for correct connections and pipelines are checked for correct latencies using the CSLC analysis engine. </text:p>
            </table:table-cell>
            <table:table-cell table:style-name="Table3.D2" office:value-type="string">
              <text:p text:style-name="P37">2007-Q2</text:p>
            </table:table-cell>
          </table:table-row>
          <table:table-row table:style-name="Table3.2">
            <table:table-cell table:style-name="Table3.A2" office:value-type="string">
              <text:p text:style-name="P36">csl_pro_con_mag</text:p>
            </table:table-cell>
            <table:table-cell table:style-name="Table3.A2" office:value-type="string">
              <text:p text:style-name="P36">csl_pro_con_mag</text:p>
            </table:table-cell>
            <table:table-cell table:style-name="Table3.A2" office:value-type="string">
              <text:p text:style-name="P43">producer consumer memory address generators on a chip</text:p>
            </table:table-cell>
            <table:table-cell table:style-name="Table3.D2" office:value-type="string">
              <text:p text:style-name="P43">2007-Q2</text:p>
            </table:table-cell>
          </table:table-row>
          <table:table-row table:style-name="Table3.2">
            <table:table-cell table:style-name="Table3.A2" office:value-type="string">
              <text:p text:style-name="P37">csl_pscqn</text:p>
            </table:table-cell>
            <table:table-cell table:style-name="Table3.A2" office:value-type="string">
              <text:p text:style-name="P37">csl_pscqn</text:p>
            </table:table-cell>
            <table:table-cell table:style-name="Table3.A2" office:value-type="string">
              <text:p text:style-name="P37">Performance, status, query, control, network. An out of band network that is used to measure, monitor, configure, and control the chip design. </text:p>
            </table:table-cell>
            <table:table-cell table:style-name="Table3.D2" office:value-type="string">
              <text:p text:style-name="P43">2007-Q2</text:p>
            </table:table-cell>
          </table:table-row>
          <table:table-row table:style-name="Table3.2">
            <table:table-cell table:style-name="Table3.A2" office:value-type="string">
              <text:p text:style-name="P37">csl_register</text:p>
            </table:table-cell>
            <table:table-cell table:style-name="Table3.A2" office:value-type="string">
              <text:p text:style-name="P37">csl_table</text:p>
            </table:table-cell>
            <table:table-cell table:style-name="Table3.A2" office:value-type="string">
              <text:p text:style-name="P37">A table is a two dimensional register that has named fields. Examples of tables are multimedia memories which are partitioned into hierarchies for the purposes of encoding and decoding different multimedia standards </text:p>
            </table:table-cell>
            <table:table-cell table:style-name="Table3.D2" office:value-type="string">
              <text:p text:style-name="P37">2007-Q2</text:p>
            </table:table-cell>
          </table:table-row>
          <table:table-row table:style-name="Table3.2">
            <table:table-cell table:style-name="Table3.A2" office:value-type="string">
              <text:p text:style-name="P36">csl_regress</text:p>
            </table:table-cell>
            <table:table-cell table:style-name="Table3.A2" office:value-type="string">
              <text:p text:style-name="P36">csl_regress</text:p>
            </table:table-cell>
            <table:table-cell table:style-name="Table3.A2" office:value-type="string">
              <text:p text:style-name="P36">Regression environment an script generator for a chip design project</text:p>
            </table:table-cell>
            <table:table-cell table:style-name="Table3.D2" office:value-type="string">
              <text:p text:style-name="P36">2007-Q2</text:p>
            </table:table-cell>
          </table:table-row>
          <table:table-row table:style-name="Table3.2">
            <table:table-cell table:style-name="Table3.A2" office:value-type="string">
              <text:p text:style-name="P36">csl_bus_ifc</text:p>
            </table:table-cell>
            <table:table-cell table:style-name="Table3.A2" office:value-type="string">
              <text:p text:style-name="P36">csl_bus_ifc</text:p>
            </table:table-cell>
            <table:table-cell table:style-name="Table3.A2" office:value-type="string">
              <text:p text:style-name="P37">Hardware abstraction layer interface unit between custom logic modules and standard on chip SOC buses.</text:p>
              <text:p text:style-name="P41"/>
            </table:table-cell>
            <table:table-cell table:style-name="Table3.D2" office:value-type="string">
              <text:p text:style-name="P43">2007-Q4</text:p>
            </table:table-cell>
          </table:table-row>
          <table:table-row table:style-name="Table3.2">
            <table:table-cell table:style-name="Table3.A2" office:value-type="string">
              <text:p text:style-name="P37">csl_chip_contoller</text:p>
            </table:table-cell>
            <table:table-cell table:style-name="Table3.A2" office:value-type="string">
              <text:p text:style-name="P37">csl_chip_contoller</text:p>
            </table:table-cell>
            <table:table-cell table:style-name="Table3.A2" office:value-type="string">
              <text:p text:style-name="P37">A unit which controls the operation of the pscqn, explicit control of clock domains (on/off), the clock configuration, memory controller operation, chip operating mode (normal/diagnostic/test/power on self test), and the custom test logic on the chip (memory address write/read test, unit self test, SRAM MBIST, I/O loopback, external bus loop back self test, internal bus loop back self test, ). Controlled via a simple RISC like instruction set which is loaded via JTAG, a port on the chip, or a memory write. </text:p>
            </table:table-cell>
            <table:table-cell table:style-name="Table3.D2" office:value-type="string">
              <text:p text:style-name="P43">2007-Q4</text:p>
            </table:table-cell>
          </table:table-row>
          <table:table-row table:style-name="Table3.2">
            <table:table-cell table:style-name="Table3.A2" office:value-type="string">
              <text:p text:style-name="P37">csl_clock</text:p>
            </table:table-cell>
            <table:table-cell table:style-name="Table3.A2" office:value-type="string">
              <text:p text:style-name="P37">csl_clock</text:p>
            </table:table-cell>
            <table:table-cell table:style-name="Table3.A2" office:value-type="string">
              <text:p text:style-name="P37">Define a clock which is used in design and verification components. </text:p>
            </table:table-cell>
            <table:table-cell table:style-name="Table3.D2" office:value-type="string">
              <text:p text:style-name="P43">2007-Q4</text:p>
            </table:table-cell>
          </table:table-row>
          <table:table-row table:style-name="Table3.2">
            <table:table-cell table:style-name="Table3.A2" office:value-type="string">
              <text:p text:style-name="P38">csl_clock</text:p>
            </table:table-cell>
            <table:table-cell table:style-name="Table3.A2" office:value-type="string">
              <text:p text:style-name="P38">csl_clock_gate</text:p>
            </table:table-cell>
            <table:table-cell table:style-name="Table3.A2" office:value-type="string">
              <text:p text:style-name="P37">Gated clock </text:p>
            </table:table-cell>
            <table:table-cell table:style-name="Table3.D2" office:value-type="string">
              <text:p text:style-name="P43">2007-Q4</text:p>
            </table:table-cell>
          </table:table-row>
          <table:table-row table:style-name="Table3.2">
            <table:table-cell table:style-name="Table3.A2" office:value-type="string">
              <text:p text:style-name="P38">csl_clock</text:p>
            </table:table-cell>
            <table:table-cell table:style-name="Table3.A2" office:value-type="string">
              <text:p text:style-name="P38">csl_clock_mux</text:p>
            </table:table-cell>
            <table:table-cell table:style-name="Table3.A2" office:value-type="string">
              <text:p text:style-name="P37">Clock multiplexer </text:p>
            </table:table-cell>
            <table:table-cell table:style-name="Table3.D2" office:value-type="string">
              <text:p text:style-name="P43">2007-Q4</text:p>
            </table:table-cell>
          </table:table-row>
          <table:table-row table:style-name="Table3.2">
            <table:table-cell table:style-name="Table3.A2" office:value-type="string">
              <text:p text:style-name="P38">csl_clock</text:p>
            </table:table-cell>
            <table:table-cell table:style-name="Table3.A2" office:value-type="string">
              <text:p text:style-name="P38">csl_clock_switch</text:p>
            </table:table-cell>
            <table:table-cell table:style-name="Table3.A2" office:value-type="string">
              <text:p text:style-name="P37">Clock switch </text:p>
            </table:table-cell>
            <table:table-cell table:style-name="Table3.D2" office:value-type="string">
              <text:p text:style-name="P43">2007-Q4</text:p>
            </table:table-cell>
          </table:table-row>
          <table:table-row table:style-name="Table3.2">
            <table:table-cell table:style-name="Table3.A2" office:value-type="string">
              <text:p text:style-name="P36">csl_clock_sync</text:p>
            </table:table-cell>
            <table:table-cell table:style-name="Table3.A2" office:value-type="string">
              <text:p text:style-name="P36">csl_clock_sync</text:p>
            </table:table-cell>
            <table:table-cell table:style-name="Table3.A2" office:value-type="string">
              <text:p text:style-name="P36">Clock synchronizers on a chip</text:p>
            </table:table-cell>
            <table:table-cell table:style-name="Table3.D2" office:value-type="string">
              <text:p text:style-name="P43">2007-Q4</text:p>
            </table:table-cell>
          </table:table-row>
          <table:table-row table:style-name="Table3.2">
            <table:table-cell table:style-name="Table3.A2" office:value-type="string">
              <text:p text:style-name="P43">csl_fpga</text:p>
            </table:table-cell>
            <table:table-cell table:style-name="Table3.A2" office:value-type="string">
              <text:p text:style-name="P43">csl_fpga</text:p>
            </table:table-cell>
            <table:table-cell table:style-name="Table3.A2" office:value-type="string">
              <text:p text:style-name="P42">FPGA configuration files</text:p>
            </table:table-cell>
            <table:table-cell table:style-name="Table3.D2" office:value-type="string">
              <text:p text:style-name="P38">2007-Q4</text:p>
            </table:table-cell>
          </table:table-row>
          <table:table-row table:style-name="Table3.2">
            <table:table-cell table:style-name="Table3.A2" office:value-type="string">
              <text:p text:style-name="P43">csl_isa</text:p>
            </table:table-cell>
            <table:table-cell table:style-name="Table3.A2" office:value-type="string">
              <text:p text:style-name="P43">csl_isa</text:p>
            </table:table-cell>
            <table:table-cell table:style-name="Table3.A2" office:value-type="string">
              <text:p text:style-name="P42">Instructions set architecture</text:p>
              <text:p text:style-name="P26"/>
            </table:table-cell>
            <table:table-cell table:style-name="Table3.D2" office:value-type="string">
              <text:p text:style-name="P38">2007-Q4</text:p>
            </table:table-cell>
          </table:table-row>
          <table:table-row table:style-name="Table3.2">
            <table:table-cell table:style-name="Table3.A2" office:value-type="string">
              <text:p text:style-name="P37">csl_isa</text:p>
            </table:table-cell>
            <table:table-cell table:style-name="Table3.A2" office:value-type="string">
              <text:p text:style-name="P37">csl_isa</text:p>
            </table:table-cell>
            <table:table-cell table:style-name="Table3.A2" office:value-type="string">
              <text:p text:style-name="P37">Instruction set architecture code generator. Creates instruction decoders</text:p>
              <text:p text:style-name="P41">Create basic RISC pipelines and Micro assembler.</text:p>
              <text:p text:style-name="P41"/>
            </table:table-cell>
            <table:table-cell table:style-name="Table3.D2" office:value-type="string">
              <text:p text:style-name="P38">2007-Q4</text:p>
            </table:table-cell>
          </table:table-row>
          <table:table-row table:style-name="Table3.2">
            <table:table-cell table:style-name="Table3.A2" office:value-type="string">
              <text:p text:style-name="P36">csl_switch</text:p>
            </table:table-cell>
            <table:table-cell table:style-name="Table3.A2" office:value-type="string">
              <text:p text:style-name="P40"><text:span text:style-name="T13">csl_clos_switch</text:span></text:p>
            </table:table-cell>
            <table:table-cell table:style-name="Table3.A2" office:value-type="string">
              <text:p text:style-name="P36">CLOS switch</text:p>
            </table:table-cell>
            <table:table-cell table:style-name="Table3.D2" office:value-type="string">
              <text:p text:style-name="P38">2007-Q4</text:p>
            </table:table-cell>
          </table:table-row>
          <table:table-row table:style-name="Table3.2">
            <table:table-cell table:style-name="Table3.A2" office:value-type="string">
              <text:p text:style-name="P36">csl_switch</text:p>
            </table:table-cell>
            <table:table-cell table:style-name="Table3.A2" office:value-type="string">
              <text:p text:style-name="P40"><text:span text:style-name="T13">csl_pt_to_pt_switch</text:span></text:p>
            </table:table-cell>
            <table:table-cell table:style-name="Table3.A2" office:value-type="string">
              <text:p text:style-name="P36">Opint to point switch</text:p>
            </table:table-cell>
            <table:table-cell table:style-name="Table3.D2" office:value-type="string">
              <text:p text:style-name="P38">2007-Q4</text:p>
            </table:table-cell>
          </table:table-row>
          <table:table-row table:style-name="Table3.2">
            <table:table-cell table:style-name="Table3.A2" office:value-type="string">
              <text:p text:style-name="P36">csl_switch</text:p>
            </table:table-cell>
            <table:table-cell table:style-name="Table3.A2" office:value-type="string">
              <text:p text:style-name="P40"><text:span text:style-name="T13">csl_sen_switch</text:span></text:p>
            </table:table-cell>
            <table:table-cell table:style-name="Table3.A2" office:value-type="string">
              <text:p text:style-name="P36">Shuffle exchange switch</text:p>
            </table:table-cell>
            <table:table-cell table:style-name="Table3.D2" office:value-type="string">
              <text:p text:style-name="P38">2007-Q4</text:p>
            </table:table-cell>
          </table:table-row>
          <table:table-row table:style-name="Table3.2">
            <table:table-cell table:style-name="Table3.A2" office:value-type="string">
              <text:p text:style-name="P36">csl_switch</text:p>
            </table:table-cell>
            <table:table-cell table:style-name="Table3.A2" office:value-type="string">
              <text:p text:style-name="P40"><text:span text:style-name="T13">csl_xbar_switch</text:span></text:p>
            </table:table-cell>
            <table:table-cell table:style-name="Table3.A2" office:value-type="string">
              <text:p text:style-name="P36">Cross bar switch</text:p>
            </table:table-cell>
            <table:table-cell table:style-name="Table3.D2" office:value-type="string">
              <text:p text:style-name="P38">2007-Q4</text:p>
            </table:table-cell>
          </table:table-row>
          <table:table-row table:style-name="Table3.2">
            <table:table-cell table:style-name="Table3.A2" office:value-type="string">
              <text:p text:style-name="P43">csl_math_units</text:p>
            </table:table-cell>
            <table:table-cell table:style-name="Table3.A2" office:value-type="string">
              <text:p text:style-name="P37">csl_math_adder_tree</text:p>
            </table:table-cell>
            <table:table-cell table:style-name="Table3.A2" office:value-type="string">
              <text:p text:style-name="P37">Adder tree </text:p>
            </table:table-cell>
            <table:table-cell table:style-name="Table3.D2" office:value-type="string">
              <text:p text:style-name="P43">2008-Q2</text:p>
            </table:table-cell>
          </table:table-row>
          <table:table-row table:style-name="Table3.2">
            <table:table-cell table:style-name="Table3.A2" office:value-type="string">
              <text:p text:style-name="P43">csl_math_units</text:p>
            </table:table-cell>
            <table:table-cell table:style-name="Table3.A2" office:value-type="string">
              <text:p text:style-name="P37">csl_math_filter</text:p>
            </table:table-cell>
            <table:table-cell table:style-name="Table3.A2" office:value-type="string">
              <text:p text:style-name="P37">Filter </text:p>
            </table:table-cell>
            <table:table-cell table:style-name="Table3.D2" office:value-type="string">
              <text:p text:style-name="P43">2008-Q2</text:p>
            </table:table-cell>
          </table:table-row>
          <table:table-row table:style-name="Table3.2">
            <table:table-cell table:style-name="Table3.A2" office:value-type="string">
              <text:p text:style-name="P36">csl_rtl_floorplaner</text:p>
            </table:table-cell>
            <table:table-cell table:style-name="Table3.A2" office:value-type="string">
              <text:p text:style-name="P36">csl_rtl_floorplaner</text:p>
            </table:table-cell>
            <table:table-cell table:style-name="Table3.A2" office:value-type="string">
              <text:p text:style-name="P36">floor planner ties the chip interconnect specification to the block placement and connectivity on the die.</text:p>
              <text:p text:style-name="P44"/>
            </table:table-cell>
            <table:table-cell table:style-name="Table3.D2" office:value-type="string">
              <text:p text:style-name="P36">2008-Q4</text:p>
            </table:table-cell>
          </table:table-row>
          <table:table-row table:style-name="Table3.2">
            <table:table-cell table:style-name="Table3.A2" office:value-type="string">
              <text:p text:style-name="P36">csl_schematic</text:p>
            </table:table-cell>
            <table:table-cell table:style-name="Table3.A2" office:value-type="string">
              <text:p text:style-name="P36">csl_schematic</text:p>
            </table:table-cell>
            <table:table-cell table:style-name="Table3.A2" office:value-type="string">
              <text:p text:style-name="P36">creates the interconnect between the RTL modules on different ASIC’s and FPGA’s and connects them through the pads, and PCB’s</text:p>
              <text:p text:style-name="P44"/>
            </table:table-cell>
            <table:table-cell table:style-name="Table3.D2" office:value-type="string">
              <text:p text:style-name="P36">2008-Q4</text:p>
            </table:table-cell>
          </table:table-row>
          <table:table-row table:style-name="Table3.2">
            <table:table-cell table:style-name="Table3.A2" office:value-type="string">
              <text:p text:style-name="P36">csl_soc_bus</text:p>
            </table:table-cell>
            <table:table-cell table:style-name="Table3.A2" office:value-type="string">
              <text:p text:style-name="P36">csl_soc_bus</text:p>
            </table:table-cell>
            <table:table-cell table:style-name="Table3.A2" office:value-type="string">
              <text:p text:style-name="P36">RTL system on chip bus (OCP, Amba)</text:p>
              <text:p text:style-name="P15"/>
            </table:table-cell>
            <table:table-cell table:style-name="Table3.D2" office:value-type="string">
              <text:p text:style-name="P38">2008-Q4</text:p>
            </table:table-cell>
          </table:table-row>
          <table:table-row table:style-name="Table3.2">
            <table:table-cell table:style-name="Table3.A2" office:value-type="string">
              <text:p text:style-name="P37">csl_asm</text:p>
            </table:table-cell>
            <table:table-cell table:style-name="Table3.A2" office:value-type="string">
              <text:p text:style-name="P37">csl_asm</text:p>
            </table:table-cell>
            <table:table-cell table:style-name="Table3.A2" office:value-type="string">
              <text:p text:style-name="P37">Application specific memory </text:p>
            </table:table-cell>
            <table:table-cell table:style-name="Table3.D2" office:value-type="string">
              <text:p text:style-name="P43">2009-Q4</text:p>
            </table:table-cell>
          </table:table-row>
          <table:table-row table:style-name="Table3.2">
            <table:table-cell table:style-name="Table3.A2" office:value-type="string">
              <text:p text:style-name="P37">csl_memory_controller</text:p>
            </table:table-cell>
            <table:table-cell table:style-name="Table3.A2" office:value-type="string">
              <text:p text:style-name="P37">csl_memory_controller</text:p>
            </table:table-cell>
            <table:table-cell table:style-name="Table3.A2" office:value-type="string">
              <text:p text:style-name="P42">Memory controller</text:p>
              <text:p text:style-name="P26"/>
            </table:table-cell>
            <table:table-cell table:style-name="Table3.D2" office:value-type="string">
              <text:p text:style-name="P42">2009-Q4</text:p>
            </table:table-cell>
          </table:table-row>
          <table:table-row table:style-name="Table3.2">
            <table:table-cell table:style-name="Table3.A2" office:value-type="string">
              <text:p text:style-name="P37">csl_sram</text:p>
            </table:table-cell>
            <table:table-cell table:style-name="Table3.A2" office:value-type="string">
              <text:p text:style-name="P37">csl_sram</text:p>
            </table:table-cell>
            <table:table-cell table:style-name="Table3.A2" office:value-type="string">
              <text:p text:style-name="P37">Memory compiler </text:p>
            </table:table-cell>
            <table:table-cell table:style-name="Table3.D2" office:value-type="string">
              <text:p text:style-name="P37">2009-Q4</text:p>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GillSans-Condensed" svg:font-family="GillSans-Condensed"/>
    <style:font-face style:name="NewBaskerville-Roman" svg:font-family="NewBaskerville-Roman"/>
    <style:font-face style:name="Tahoma1" svg:font-family="Tahoma"/>
    <style:font-face style:name="Courier New" svg:font-family="'Courier New'" style:font-family-generic="modern"/>
    <style:font-face style:name="NewBaskerville-Italic" svg:font-family="NewBaskerville-Italic" style:font-family-generic="roman"/>
    <style:font-face style:name="GillSans" svg:font-family="GillSans" style:font-family-generic="swiss"/>
    <style:font-face style:name="GillSans-Bold" svg:font-family="GillSans-Bold" style:font-family-generic="swiss"/>
    <style:font-face style:name="Times New Roman" svg:font-family="'Times New Roman'" style:font-family-generic="roman" style:font-pitch="variable"/>
    <style:font-face style:name="Arial1"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Bitstream Vera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Tahoma" style:font-size-asian="14pt" style:font-name-complex="Tahoma" style:font-size-complex="14pt"/>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fo:font-family="'Courier New'" style:font-family-generic="modern" style:font-pitch="fixed"/>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fo:font-family="'Courier New'" style:font-family-generic="modern" style:font-pitch="fixed"/>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fo:font-family="'Courier New'" style:font-family-generic="modern" style:font-pitch="fixed"/>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5in" text:min-label-width="0.25in"/>
        <style:text-properties style:font-name="Symbol"/>
      </text:list-level-style-bullet>
      <text:list-level-style-bullet text:level="2" text:style-name="WW8Num2z1" style:num-suffix="." text:bullet-char="o">
        <style:list-level-properties text:space-before="1in" text:min-label-width="0.25in"/>
        <style:text-properties fo:font-family="'Courier New'" style:font-family-generic="modern" style:font-pitch="fixed"/>
      </text:list-level-style-bullet>
      <text:list-level-style-bullet text:level="3" text:style-name="WW8Num2z2" style:num-suffix="." text:bullet-char="">
        <style:list-level-properties text:space-before="1.5in" text:min-label-width="0.25in"/>
        <style:text-properties style:font-name="Wingdings"/>
      </text:list-level-style-bullet>
      <text:list-level-style-bullet text:level="4" text:style-name="WW8Num2z0" style:num-suffix="." text:bullet-char="">
        <style:list-level-properties text:space-before="2in" text:min-label-width="0.25in"/>
        <style:text-properties style:font-name="Symbol"/>
      </text:list-level-style-bullet>
      <text:list-level-style-bullet text:level="5" text:style-name="WW8Num2z1" style:num-suffix="." text:bullet-char="o">
        <style:list-level-properties text:space-before="2.5in" text:min-label-width="0.25in"/>
        <style:text-properties fo:font-family="'Courier New'" style:font-family-generic="modern" style:font-pitch="fixed"/>
      </text:list-level-style-bullet>
      <text:list-level-style-bullet text:level="6" text:style-name="WW8Num2z2" style:num-suffix="." text:bullet-char="">
        <style:list-level-properties text:space-before="3in" text:min-label-width="0.25in"/>
        <style:text-properties style:font-name="Wingdings"/>
      </text:list-level-style-bullet>
      <text:list-level-style-bullet text:level="7" text:style-name="WW8Num2z0" style:num-suffix="." text:bullet-char="">
        <style:list-level-properties text:space-before="3.5in" text:min-label-width="0.25in"/>
        <style:text-properties style:font-name="Symbol"/>
      </text:list-level-style-bullet>
      <text:list-level-style-bullet text:level="8" text:style-name="WW8Num2z1" style:num-suffix="." text:bullet-char="o">
        <style:list-level-properties text:space-before="4in" text:min-label-width="0.25in"/>
        <style:text-properties fo:font-family="'Courier New'" style:font-family-generic="modern" style:font-pitch="fixed"/>
      </text:list-level-style-bullet>
      <text:list-level-style-bullet text:level="9" text:style-name="WW8Num2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fo:font-family="'Courier New'" style:font-family-generic="modern" style:font-pitch="fixed"/>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fo:font-family="'Courier New'" style:font-family-generic="modern" style:font-pitch="fixed"/>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fo:font-family="'Courier New'" style:font-family-generic="modern" style:font-pitch="fixed"/>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5in" text:min-label-width="0.25in"/>
        <style:text-properties style:font-name="Symbol"/>
      </text:list-level-style-bullet>
      <text:list-level-style-bullet text:level="2" text:style-name="WW8Num4z1" style:num-suffix="." text:bullet-char="o">
        <style:list-level-properties text:space-before="1in" text:min-label-width="0.25in"/>
        <style:text-properties fo:font-family="'Courier New'" style:font-family-generic="modern" style:font-pitch="fixed"/>
      </text:list-level-style-bullet>
      <text:list-level-style-bullet text:level="3" text:style-name="WW8Num4z2" style:num-suffix="." text:bullet-char="">
        <style:list-level-properties text:space-before="1.5in" text:min-label-width="0.25in"/>
        <style:text-properties style:font-name="Wingdings"/>
      </text:list-level-style-bullet>
      <text:list-level-style-bullet text:level="4" text:style-name="WW8Num4z0" style:num-suffix="." text:bullet-char="">
        <style:list-level-properties text:space-before="2in" text:min-label-width="0.25in"/>
        <style:text-properties style:font-name="Symbol"/>
      </text:list-level-style-bullet>
      <text:list-level-style-bullet text:level="5" text:style-name="WW8Num4z1" style:num-suffix="." text:bullet-char="o">
        <style:list-level-properties text:space-before="2.5in" text:min-label-width="0.25in"/>
        <style:text-properties fo:font-family="'Courier New'" style:font-family-generic="modern" style:font-pitch="fixed"/>
      </text:list-level-style-bullet>
      <text:list-level-style-bullet text:level="6" text:style-name="WW8Num4z2" style:num-suffix="." text:bullet-char="">
        <style:list-level-properties text:space-before="3in" text:min-label-width="0.25in"/>
        <style:text-properties style:font-name="Wingdings"/>
      </text:list-level-style-bullet>
      <text:list-level-style-bullet text:level="7" text:style-name="WW8Num4z0" style:num-suffix="." text:bullet-char="">
        <style:list-level-properties text:space-before="3.5in" text:min-label-width="0.25in"/>
        <style:text-properties style:font-name="Symbol"/>
      </text:list-level-style-bullet>
      <text:list-level-style-bullet text:level="8" text:style-name="WW8Num4z1" style:num-suffix="." text:bullet-char="o">
        <style:list-level-properties text:space-before="4in" text:min-label-width="0.25in"/>
        <style:text-properties fo:font-family="'Courier New'" style:font-family-generic="modern" style:font-pitch="fixed"/>
      </text:list-level-style-bullet>
      <text:list-level-style-bullet text:level="9" text:style-name="WW8Num4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5in" text:min-label-width="0.25in"/>
        <style:text-properties style:font-name="Symbol"/>
      </text:list-level-style-bullet>
      <text:list-level-style-bullet text:level="2" text:style-name="WW8Num5z1" style:num-suffix="." text:bullet-char="o">
        <style:list-level-properties text:space-before="1in" text:min-label-width="0.25in"/>
        <style:text-properties fo:font-family="'Courier New'" style:font-family-generic="modern" style:font-pitch="fixed"/>
      </text:list-level-style-bullet>
      <text:list-level-style-bullet text:level="3" text:style-name="WW8Num5z2" style:num-suffix="." text:bullet-char="">
        <style:list-level-properties text:space-before="1.5in" text:min-label-width="0.25in"/>
        <style:text-properties style:font-name="Wingdings"/>
      </text:list-level-style-bullet>
      <text:list-level-style-bullet text:level="4" text:style-name="WW8Num5z0" style:num-suffix="." text:bullet-char="">
        <style:list-level-properties text:space-before="2in" text:min-label-width="0.25in"/>
        <style:text-properties style:font-name="Symbol"/>
      </text:list-level-style-bullet>
      <text:list-level-style-bullet text:level="5" text:style-name="WW8Num5z1" style:num-suffix="." text:bullet-char="o">
        <style:list-level-properties text:space-before="2.5in" text:min-label-width="0.25in"/>
        <style:text-properties fo:font-family="'Courier New'" style:font-family-generic="modern" style:font-pitch="fixed"/>
      </text:list-level-style-bullet>
      <text:list-level-style-bullet text:level="6" text:style-name="WW8Num5z2" style:num-suffix="." text:bullet-char="">
        <style:list-level-properties text:space-before="3in" text:min-label-width="0.25in"/>
        <style:text-properties style:font-name="Wingdings"/>
      </text:list-level-style-bullet>
      <text:list-level-style-bullet text:level="7" text:style-name="WW8Num5z0" style:num-suffix="." text:bullet-char="">
        <style:list-level-properties text:space-before="3.5in" text:min-label-width="0.25in"/>
        <style:text-properties style:font-name="Symbol"/>
      </text:list-level-style-bullet>
      <text:list-level-style-bullet text:level="8" text:style-name="WW8Num5z1" style:num-suffix="." text:bullet-char="o">
        <style:list-level-properties text:space-before="4in" text:min-label-width="0.25in"/>
        <style:text-properties fo:font-family="'Courier New'" style:font-family-generic="modern" style:font-pitch="fixed"/>
      </text:list-level-style-bullet>
      <text:list-level-style-bullet text:level="9" text:style-name="WW8Num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padding-left="0in" fo:padding-right="0in" fo:padding-top="0.0138in" fo:padding-bottom="0.0138in" fo:border-left="none" fo:border-right="none" fo:border-top="0.0138in solid #000000" fo:border-bottom="0.0138in solid #000000" style:text-autospace="none"/>
      <style:text-properties fo:color="#000000" style:font-name="NewBaskerville-Roman" fo:font-size="8pt" style:font-size-asian="8pt" style:font-name-complex="NewBaskerville-Roman" style:font-size-complex="8pt"/>
    </style:style>
    <style:style style:name="P2" style:family="paragraph" style:parent-style-name="Standard">
      <style:paragraph-properties fo:padding-left="0in" fo:padding-right="0in" fo:padding-top="0.0138in" fo:padding-bottom="0.0138in" fo:border-left="none" fo:border-right="none" fo:border-top="0.0138in solid #000000" fo:border-bottom="0.0138in solid #000000" style:text-autospace="none"/>
    </style:style>
    <style:style style:name="P3" style:family="paragraph" style:parent-style-name="Standard">
      <style:paragraph-properties fo:padding-left="0in" fo:padding-right="0in" fo:padding-top="0.0138in" fo:padding-bottom="0.0138in" fo:border-left="none" fo:border-right="none" fo:border-top="0.0138in solid #000000" fo:border-bottom="0.0138in solid #000000" style:text-autospace="none"/>
      <style:text-properties fo:color="#000000" style:font-name="GillSans" fo:font-size="5pt" style:font-size-asian="5pt" style:font-name-complex="GillSans" style:font-size-complex="5pt"/>
    </style:style>
    <style:style style:name="T1" style:family="text">
      <style:text-properties fo:font-size="8pt" style:font-size-asian="8pt" style:font-size-complex="8pt"/>
    </style:style>
    <style:style style:name="T2" style:family="text">
      <style:text-properties style:font-name="NewBaskerville-Italic" fo:font-size="8pt" fo:font-style="italic" style:font-size-asian="8pt" style:font-style-asian="italic" style:font-name-complex="NewBaskerville-Italic" style:font-size-complex="8pt" style:font-style-complex="italic"/>
    </style:style>
    <style:style style:name="T3" style:family="text" style:parent-style-name="Internet_20_link">
      <style:text-properties style:font-name="NewBaskerville-Roman" fo:font-size="8pt" style:font-size-asian="8pt" style:font-name-complex="NewBaskerville-Roman" style:font-size-complex="8pt"/>
    </style:style>
    <style:style style:name="T4" style:family="text">
      <style:text-properties fo:color="#000000" style:font-name="GillSans" fo:font-size="6pt" style:font-size-asian="6pt" style:font-name-complex="GillSans" style:font-size-complex="6pt"/>
    </style:style>
    <style:page-layout style:name="pm1">
      <style:page-layout-properties fo:page-width="8.5in" fo:page-height="11in" style:num-format="1" style:print-orientation="portrait" fo:margin-top="0in" fo:margin-bottom="0in" fo:margin-left="0.6252in" fo:margin-right="0.6252in" style:writing-mode="lr-tb" style:layout-grid-color="#c0c0c0" style:layout-grid-lines="44"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039in" fo:margin-top="0in" style:dynamic-spacing="true"/>
      </style:footer-style>
    </style:page-layout>
    <style:page-layout style:name="pm2">
      <style:page-layout-properties fo:page-width="8.5in" fo:page-height="11in" style:num-format="1" style:print-orientation="portrait" fo:margin-top="0.5in" fo:margin-bottom="0in" fo:margin-left="0.6252in" fo:margin-right="0.6252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039in" fo:margin-top="0in" style:dynamic-spacing="true"/>
      </style:footer-style>
    </style:page-layout>
  </office:automatic-styles>
  <office:master-styles>
    <style:master-page style:name="Standard" style:page-layout-name="pm1">
      <style:header>
        <text:p text:style-name="Header">CSLC Datasheet <text:s text:c="141"/><text:span text:style-name="Page_20_Number"><text:page-number text:select-page="current">4</text:page-number></text:span><text:span text:style-name="Page_20_Number">/</text:span><text:span text:style-name="Page_20_Number"><text:page-count style:num-format="1">7</text:page-count></text:span></text:p>
      </style:header>
      <style:footer>
        <text:p text:style-name="P1"/>
        <text:p text:style-name="P1">Fastpath Logic, Inc.</text:p>
        <text:p text:style-name="P1">PO Box 188</text:p>
        <text:p text:style-name="P2"><text:span text:style-name="T1">Palo Alto, CA 94302-0188 USA <text:s/></text:span><text:span text:style-name="T2">Phone: <text:s text:c="23"/></text:span><text:span text:style-name="T1">(U.S.) +1</text:span> <text:s text:c="28"/><text:a xlink:type="simple" xlink:href="http://www.fastpathlogic.com/"><text:span text:style-name="T3">www.fastpathlogic.com</text:span></text:a> <text:s/></text:p>
        <text:p text:style-name="P3"/>
        <text:p text:style-name="P2"><text:span text:style-name="T4">Copyright © Q4-2006 Fastpath Logic, Inc. All rights reserve. Specifications subject to change without notice. Fastpath Logic, the Fastpath Logic logo, Chip Specification Language, CSL, and CSLC are registered trademarks of Fastpath Logic, Inc. All other names mentioned herein are trademarks or registered trademarks of their respective companies</text:span></text:p>
        <text:p text:style-name="Footer"/>
      </style:footer>
    </style:master-page>
    <style:master-page style:name="First_20_Page" style:display-name="First Page" style:page-layout-name="pm2" style:next-style-name="Standard">
      <style:footer>
        <text:p text:style-name="P1"/>
        <text:p text:style-name="P1">Fastpath Logic, Inc.</text:p>
        <text:p text:style-name="P1">PO Box 188</text:p>
        <text:p text:style-name="P2"><text:span text:style-name="T1">Palo Alto, CA 94302-0188 USA <text:s/></text:span><text:span text:style-name="T2">Phone: <text:s text:c="23"/></text:span><text:span text:style-name="T1">(U.S.) +1</text:span> <text:s text:c="28"/><text:a xlink:type="simple" xlink:href="http://www.fastpathlogic.com/"><text:span text:style-name="T3">www.fastpathlogic.com</text:span></text:a> <text:s/></text:p>
        <text:p text:style-name="P3"/>
        <text:p text:style-name="P2"><text:span text:style-name="T4">Copyright © Q4-2006 Fastpath Logic, Inc. All rights reserve. Specifications subject to change without notice. Fastpath Logic, the Fastpath Logic logo, Chip Specification Language, CSL, and CSLC are registered trademarks of Fastpath Logic, Inc. All other names mentioned herein are trademarks or registered trademarks of their respective companies</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dc:title>DATASHEET</dc:title>
    <meta:initial-creator>Derek E. Pappas</meta:initial-creator>
    <meta:creation-date>2006-09-26T11:04:00</meta:creation-date>
    <dc:creator>Derek E. Pappas</dc:creator>
    <dc:date>2006-12-26T00:36:00</dc:date>
    <meta:print-date>2006-12-26T10:33:00</meta:print-date>
    <dc:language>en-US</dc:language>
    <meta:editing-cycles>415</meta:editing-cycles>
    <meta:editing-duration>PT21H10M0S</meta:editing-duration>
    <meta:user-defined meta:name="Info 1"/>
    <meta:user-defined meta:name="Info 2"/>
    <meta:user-defined meta:name="Info 3"/>
    <meta:user-defined meta:name="Info 4"/>
    <meta:document-statistic meta:table-count="3" meta:image-count="0" meta:object-count="3" meta:page-count="7" meta:paragraph-count="438" meta:word-count="4066" meta:character-count="25452"/>
  </office:meta>
</office:document-meta>
</file>